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All</text:p>
          </table:table-cell>
          <table:table-cell office:value-type="string">
            <text:p>random</text:p>
          </table:table-cell>
          <table:table-cell table:number-columns-repeated="7"/>
          <table:table-cell>
            <draw:frame table:end-cell-address="All.Q15" table:end-x="0.3504in" table:end-y="0.1933in" draw:z-index="0" draw:name="Chart 1" draw:style-name="gr1" svg:width="5.0209in" svg:height="2.8035in" svg:x="0.0177in" svg:y="0.1114in">
              <draw:object draw:notify-on-update-of-ranges="All.A4:All.A14 All.B3:All.B3 All.B4:All.B14 All.C3:All.C3 All.C4:All.C14 All.D3:All.D3 All.D4:All.D14 All.E3:All.E3 All.E4:All.E14 All.F3:All.F3 All.F4:All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Static</text:p>
          </table:table-cell>
          <table:table-cell office:value-type="string">
            <text:p>FSC</text:p>
          </table:table-cell>
          <table:table-cell office:value-type="string">
            <text:p>GSS</text:p>
          </table:table-cell>
          <table:table-cell office:value-type="string">
            <text:p>FACT</text:p>
          </table:table-cell>
          <table:table-cell office:value-type="string">
            <text:p>WFACT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9.75">
            <text:p>909.75</text:p>
          </table:table-cell>
          <table:table-cell office:value-type="float" office:value="884.25">
            <text:p>884.25</text:p>
          </table:table-cell>
          <table:table-cell office:value-type="float" office:value="846.6666666667">
            <text:p>846.6666666667</text:p>
          </table:table-cell>
          <table:table-cell office:value-type="float" office:value="1244">
            <text:p>1244</text:p>
          </table:table-cell>
          <table:table-cell table:formula="of:=AVERAGE([.B5:.E5])" office:value-type="float" office:value="971.166666666675">
            <text:p>971.1666666667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4.75">
            <text:p>594.75</text:p>
          </table:table-cell>
          <table:table-cell office:value-type="float" office:value="549">
            <text:p>549</text:p>
          </table:table-cell>
          <table:table-cell office:value-type="float" office:value="956.6666666667">
            <text:p>956.6666666667</text:p>
          </table:table-cell>
          <table:table-cell office:value-type="float" office:value="1129">
            <text:p>1129</text:p>
          </table:table-cell>
          <table:table-cell table:formula="of:=AVERAGE([.B6:.E6])" office:value-type="float" office:value="807.354166666675">
            <text:p>807.3541666667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3.75">
            <text:p>463.75</text:p>
          </table:table-cell>
          <table:table-cell office:value-type="float" office:value="518.25">
            <text:p>518.25</text:p>
          </table:table-cell>
          <table:table-cell office:value-type="float" office:value="564.3333333333">
            <text:p>564.3333333333</text:p>
          </table:table-cell>
          <table:table-cell office:value-type="float" office:value="740">
            <text:p>740</text:p>
          </table:table-cell>
          <table:table-cell table:formula="of:=AVERAGE([.B7:.E7])" office:value-type="float" office:value="571.583333333325">
            <text:p>571.5833333333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6.5">
            <text:p>376.5</text:p>
          </table:table-cell>
          <table:table-cell office:value-type="float" office:value="468.75">
            <text:p>468.75</text:p>
          </table:table-cell>
          <table:table-cell office:value-type="float" office:value="534.3333333333">
            <text:p>534.3333333333</text:p>
          </table:table-cell>
          <table:table-cell office:value-type="float" office:value="976.25">
            <text:p>976.25</text:p>
          </table:table-cell>
          <table:table-cell table:formula="of:=AVERAGE([.B8:.E8])" office:value-type="float" office:value="588.958333333325">
            <text:p>588.9583333333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2.75">
            <text:p>342.75</text:p>
          </table:table-cell>
          <table:table-cell office:value-type="float" office:value="469.75">
            <text:p>469.75</text:p>
          </table:table-cell>
          <table:table-cell office:value-type="float" office:value="339.3333333333">
            <text:p>339.3333333333</text:p>
          </table:table-cell>
          <table:table-cell office:value-type="float" office:value="737.25">
            <text:p>737.25</text:p>
          </table:table-cell>
          <table:table-cell table:formula="of:=AVERAGE([.B9:.E9])" office:value-type="float" office:value="472.270833333325">
            <text:p>472.2708333333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9.25">
            <text:p>289.25</text:p>
          </table:table-cell>
          <table:table-cell office:value-type="float" office:value="361">
            <text:p>361</text:p>
          </table:table-cell>
          <table:table-cell office:value-type="float" office:value="557">
            <text:p>557</text:p>
          </table:table-cell>
          <table:table-cell office:value-type="float" office:value="466.75">
            <text:p>466.75</text:p>
          </table:table-cell>
          <table:table-cell table:formula="of:=AVERAGE([.B10:.E10])" office:value-type="float" office:value="418.5">
            <text:p>418.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3">
            <text:p>263</text:p>
          </table:table-cell>
          <table:table-cell office:value-type="float" office:value="470">
            <text:p>470</text:p>
          </table:table-cell>
          <table:table-cell office:value-type="float" office:value="471">
            <text:p>471</text:p>
          </table:table-cell>
          <table:table-cell office:value-type="float" office:value="561.5">
            <text:p>561.5</text:p>
          </table:table-cell>
          <table:table-cell table:formula="of:=AVERAGE([.B11:.E11])" office:value-type="float" office:value="441.375">
            <text:p>441.37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0.5">
            <text:p>310.5</text:p>
          </table:table-cell>
          <table:table-cell office:value-type="float" office:value="321.75">
            <text:p>321.75</text:p>
          </table:table-cell>
          <table:table-cell office:value-type="float" office:value="355.6666666667">
            <text:p>355.6666666667</text:p>
          </table:table-cell>
          <table:table-cell office:value-type="float" office:value="680">
            <text:p>680</text:p>
          </table:table-cell>
          <table:table-cell table:formula="of:=AVERAGE([.B12:.E12])" office:value-type="float" office:value="416.979166666675">
            <text:p>416.9791666667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4">
            <text:p>264</text:p>
          </table:table-cell>
          <table:table-cell office:value-type="float" office:value="305.75">
            <text:p>305.75</text:p>
          </table:table-cell>
          <table:table-cell office:value-type="float" office:value="342.6666666667">
            <text:p>342.6666666667</text:p>
          </table:table-cell>
          <table:table-cell office:value-type="float" office:value="495">
            <text:p>495</text:p>
          </table:table-cell>
          <table:table-cell table:formula="of:=AVERAGE([.B13:.E13])" office:value-type="float" office:value="351.854166666675">
            <text:p>351.8541666667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.5">
            <text:p>235.5</text:p>
          </table:table-cell>
          <table:table-cell office:value-type="float" office:value="250">
            <text:p>250</text:p>
          </table:table-cell>
          <table:table-cell office:value-type="float" office:value="329">
            <text:p>329</text:p>
          </table:table-cell>
          <table:table-cell office:value-type="float" office:value="564">
            <text:p>564</text:p>
          </table:table-cell>
          <table:table-cell table:formula="of:=AVERAGE([.B14:.E14])" office:value-type="float" office:value="344.625">
            <text:p>344.6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arallel Co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tic</text:p>
          </table:table-cell>
          <table:table-cell office:value-type="string">
            <text:p>FSC</text:p>
          </table:table-cell>
          <table:table-cell office:value-type="string">
            <text:p>GSS</text:p>
          </table:table-cell>
          <table:table-cell office:value-type="string">
            <text:p>FACT</text:p>
          </table:table-cell>
          <table:table-cell office:value-type="string">
            <text:p>WFACT</text:p>
          </table:table-cell>
          <table:table-cell/>
          <table:table-cell>
            <draw:frame table:end-cell-address="All.Q35" table:end-x="0.5512in" table:end-y="0.048in" draw:z-index="1" draw:style-name="gr1" svg:width="6.2988in" svg:height="3.5429in" svg:x="0.2799in" svg:y="0.0047in">
              <draw:object draw:notify-on-update-of-ranges="All.A5:All.A14 All.B17:All.B17 All.B18:All.B27 All.C17:All.C17 All.C18:All.C27 All.D17:All.D17 All.D18:All.D27 All.E17:All.E17 All.E18:All.E27 All.F17:All.F17 All.F18:All.F2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formula="of:=[.B5]*[.A5]" office:value-type="float" office:value="1819.5">
            <text:p>1819.5</text:p>
          </table:table-cell>
          <table:table-cell table:formula="of:=[.C5]*[.A5]" office:value-type="float" office:value="1768.5">
            <text:p>1768.5</text:p>
          </table:table-cell>
          <table:table-cell table:formula="of:=[.D5]*[.A5]" office:value-type="float" office:value="1693.3333333334">
            <text:p>1693.3333333334</text:p>
          </table:table-cell>
          <table:table-cell table:formula="of:=[.E5]*[.A5]" office:value-type="float" office:value="2488">
            <text:p>2488</text:p>
          </table:table-cell>
          <table:table-cell table:formula="of:=[.F5]*[.A5]" office:value-type="float" office:value="1942.33333333335">
            <text:p>1942.3333333334</text:p>
          </table:table-cell>
          <table:table-cell table:number-columns-repeated="1018"/>
        </table:table-row>
        <table:table-row table:style-name="ro1">
          <table:table-cell/>
          <table:table-cell table:formula="of:=[.B6]*[.A6]" office:value-type="float" office:value="2379">
            <text:p>2379</text:p>
          </table:table-cell>
          <table:table-cell table:formula="of:=[.C6]*[.A6]" office:value-type="float" office:value="2196">
            <text:p>2196</text:p>
          </table:table-cell>
          <table:table-cell table:formula="of:=[.D6]*[.A6]" office:value-type="float" office:value="3826.6666666668">
            <text:p>3826.6666666668</text:p>
          </table:table-cell>
          <table:table-cell table:formula="of:=[.E6]*[.A6]" office:value-type="float" office:value="4516">
            <text:p>4516</text:p>
          </table:table-cell>
          <table:table-cell table:formula="of:=[.F6]*[.A6]" office:value-type="float" office:value="3229.4166666667">
            <text:p>3229.4166666667</text:p>
          </table:table-cell>
          <table:table-cell table:number-columns-repeated="1018"/>
        </table:table-row>
        <table:table-row table:style-name="ro1">
          <table:table-cell/>
          <table:table-cell table:formula="of:=[.B7]*[.A7]" office:value-type="float" office:value="2782.5">
            <text:p>2782.5</text:p>
          </table:table-cell>
          <table:table-cell table:formula="of:=[.C7]*[.A7]" office:value-type="float" office:value="3109.5">
            <text:p>3109.5</text:p>
          </table:table-cell>
          <table:table-cell table:formula="of:=[.D7]*[.A7]" office:value-type="float" office:value="3385.9999999998">
            <text:p>3385.9999999998</text:p>
          </table:table-cell>
          <table:table-cell table:formula="of:=[.E7]*[.A7]" office:value-type="float" office:value="4440">
            <text:p>4440</text:p>
          </table:table-cell>
          <table:table-cell table:formula="of:=[.F7]*[.A7]" office:value-type="float" office:value="3429.49999999995">
            <text:p>3429.5</text:p>
          </table:table-cell>
          <table:table-cell table:number-columns-repeated="1018"/>
        </table:table-row>
        <table:table-row table:style-name="ro1">
          <table:table-cell/>
          <table:table-cell table:formula="of:=[.B8]*[.A8]" office:value-type="float" office:value="3012">
            <text:p>3012</text:p>
          </table:table-cell>
          <table:table-cell table:formula="of:=[.C8]*[.A8]" office:value-type="float" office:value="3750">
            <text:p>3750</text:p>
          </table:table-cell>
          <table:table-cell table:formula="of:=[.D8]*[.A8]" office:value-type="float" office:value="4274.6666666664">
            <text:p>4274.6666666664</text:p>
          </table:table-cell>
          <table:table-cell table:formula="of:=[.E8]*[.A8]" office:value-type="float" office:value="7810">
            <text:p>7810</text:p>
          </table:table-cell>
          <table:table-cell table:formula="of:=[.F8]*[.A8]" office:value-type="float" office:value="4711.6666666666">
            <text:p>4711.6666666666</text:p>
          </table:table-cell>
          <table:table-cell table:number-columns-repeated="1018"/>
        </table:table-row>
        <table:table-row table:style-name="ro1">
          <table:table-cell/>
          <table:table-cell table:formula="of:=[.B9]*[.A9]" office:value-type="float" office:value="3427.5">
            <text:p>3427.5</text:p>
          </table:table-cell>
          <table:table-cell table:formula="of:=[.C9]*[.A9]" office:value-type="float" office:value="4697.5">
            <text:p>4697.5</text:p>
          </table:table-cell>
          <table:table-cell table:formula="of:=[.D9]*[.A9]" office:value-type="float" office:value="3393.333333333">
            <text:p>3393.333333333</text:p>
          </table:table-cell>
          <table:table-cell table:formula="of:=[.E9]*[.A9]" office:value-type="float" office:value="7372.5">
            <text:p>7372.5</text:p>
          </table:table-cell>
          <table:table-cell table:formula="of:=[.F9]*[.A9]" office:value-type="float" office:value="4722.70833333325">
            <text:p>4722.7083333333</text:p>
          </table:table-cell>
          <table:table-cell table:number-columns-repeated="1018"/>
        </table:table-row>
        <table:table-row table:style-name="ro1">
          <table:table-cell/>
          <table:table-cell table:formula="of:=[.B10]*[.A10]" office:value-type="float" office:value="3471">
            <text:p>3471</text:p>
          </table:table-cell>
          <table:table-cell table:formula="of:=[.C10]*[.A10]" office:value-type="float" office:value="4332">
            <text:p>4332</text:p>
          </table:table-cell>
          <table:table-cell table:formula="of:=[.D10]*[.A10]" office:value-type="float" office:value="6684">
            <text:p>6684</text:p>
          </table:table-cell>
          <table:table-cell table:formula="of:=[.E10]*[.A10]" office:value-type="float" office:value="5601">
            <text:p>5601</text:p>
          </table:table-cell>
          <table:table-cell table:formula="of:=[.F10]*[.A10]" office:value-type="float" office:value="5022">
            <text:p>5022</text:p>
          </table:table-cell>
          <table:table-cell table:number-columns-repeated="1018"/>
        </table:table-row>
        <table:table-row table:style-name="ro1">
          <table:table-cell/>
          <table:table-cell table:formula="of:=[.B11]*[.A11]" office:value-type="float" office:value="3682">
            <text:p>3682</text:p>
          </table:table-cell>
          <table:table-cell table:formula="of:=[.C11]*[.A11]" office:value-type="float" office:value="6580">
            <text:p>6580</text:p>
          </table:table-cell>
          <table:table-cell table:formula="of:=[.D11]*[.A11]" office:value-type="float" office:value="6594">
            <text:p>6594</text:p>
          </table:table-cell>
          <table:table-cell table:formula="of:=[.E11]*[.A11]" office:value-type="float" office:value="7861">
            <text:p>7861</text:p>
          </table:table-cell>
          <table:table-cell table:formula="of:=[.F11]*[.A11]" office:value-type="float" office:value="6179.25">
            <text:p>6179.25</text:p>
          </table:table-cell>
          <table:table-cell table:number-columns-repeated="1018"/>
        </table:table-row>
        <table:table-row table:style-name="ro1">
          <table:table-cell/>
          <table:table-cell table:formula="of:=[.B12]*[.A12]" office:value-type="float" office:value="4968">
            <text:p>4968</text:p>
          </table:table-cell>
          <table:table-cell table:formula="of:=[.C12]*[.A12]" office:value-type="float" office:value="5148">
            <text:p>5148</text:p>
          </table:table-cell>
          <table:table-cell table:formula="of:=[.D12]*[.A12]" office:value-type="float" office:value="5690.6666666672">
            <text:p>5690.6666666672</text:p>
          </table:table-cell>
          <table:table-cell table:formula="of:=[.E12]*[.A12]" office:value-type="float" office:value="10880">
            <text:p>10880</text:p>
          </table:table-cell>
          <table:table-cell table:formula="of:=[.F12]*[.A12]" office:value-type="float" office:value="6671.6666666668">
            <text:p>6671.6666666668</text:p>
          </table:table-cell>
          <table:table-cell table:number-columns-repeated="1018"/>
        </table:table-row>
        <table:table-row table:style-name="ro1">
          <table:table-cell/>
          <table:table-cell table:formula="of:=[.B13]*[.A13]" office:value-type="float" office:value="4752">
            <text:p>4752</text:p>
          </table:table-cell>
          <table:table-cell table:formula="of:=[.C13]*[.A13]" office:value-type="float" office:value="5503.5">
            <text:p>5503.5</text:p>
          </table:table-cell>
          <table:table-cell table:formula="of:=[.D13]*[.A13]" office:value-type="float" office:value="6168.0000000006">
            <text:p>6168.0000000006</text:p>
          </table:table-cell>
          <table:table-cell table:formula="of:=[.E13]*[.A13]" office:value-type="float" office:value="8910">
            <text:p>8910</text:p>
          </table:table-cell>
          <table:table-cell table:formula="of:=[.F13]*[.A13]" office:value-type="float" office:value="6333.37500000015">
            <text:p>6333.3750000002</text:p>
          </table:table-cell>
          <table:table-cell table:number-columns-repeated="1018"/>
        </table:table-row>
        <table:table-row table:style-name="ro1">
          <table:table-cell/>
          <table:table-cell table:formula="of:=[.B14]*[.A14]" office:value-type="float" office:value="4710">
            <text:p>4710</text:p>
          </table:table-cell>
          <table:table-cell table:formula="of:=[.C14]*[.A14]" office:value-type="float" office:value="5000">
            <text:p>5000</text:p>
          </table:table-cell>
          <table:table-cell table:formula="of:=[.D14]*[.A14]" office:value-type="float" office:value="6580">
            <text:p>6580</text:p>
          </table:table-cell>
          <table:table-cell table:formula="of:=[.E14]*[.A14]" office:value-type="float" office:value="11280">
            <text:p>11280</text:p>
          </table:table-cell>
          <table:table-cell table:formula="of:=[.F14]*[.A14]" office:value-type="float" office:value="6892.5">
            <text:p>6892.5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" table:style-name="ta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Static</text:p>
          </table:table-cell>
          <table:table-cell office:value-type="string">
            <text:p>random</text:p>
          </table:table-cell>
          <table:table-cell table:number-columns-repeated="1022"/>
        </table:table-row>
        <table:table-row table:style-name="ro1">
          <table:table-cell table:number-columns-repeated="10"/>
          <table:table-cell>
            <draw:frame table:end-cell-address="Static.T21" table:end-x="0.6071in" table:end-y="0.0173in" draw:z-index="0" draw:style-name="gr1" svg:width="6.2988in" svg:height="3.5315in" svg:x="0.3358in" svg:y="0.1799in">
              <draw:object draw:notify-on-update-of-ranges="Static.A5:Static.A14 Static.F3:Static.F4 Static.F5:Static.F14 Static.H3:Static.H4 Static.H5:Static.H14 Static.I3:Static.I4 Static.I5:Static.I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office:value-type="string">
            <text:p>Std. Dev</text:p>
          </table:table-cell>
          <table:table-cell office:value-type="string">
            <text:p>- Ave</text:p>
          </table:table-cell>
          <table:table-cell office:value-type="string">
            <text:p>+ Av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 office:value-type="float" office:value="744">
            <text:p>744</text:p>
          </table:table-cell>
          <table:table-cell table:style-name="Default" office:value-type="float" office:value="1163">
            <text:p>1163</text:p>
          </table:table-cell>
          <table:table-cell office:value-type="float" office:value="636">
            <text:p>636</text:p>
          </table:table-cell>
          <table:table-cell table:formula="of:=AVERAGE([.B5:.E5])" office:value-type="float" office:value="909.75">
            <text:p>909.75</text:p>
          </table:table-cell>
          <table:table-cell table:formula="of:=STDEV([.B5:.E5])" office:value-type="float" office:value="258.995978089751">
            <text:p>258.9959780898</text:p>
          </table:table-cell>
          <table:table-cell table:formula="of:=[.F5]-[.G5]" office:value-type="float" office:value="650.754021910249">
            <text:p>650.7540219103</text:p>
          </table:table-cell>
          <table:table-cell table:formula="of:=[.F5]+[.G5]" office:value-type="float" office:value="1168.74597808975">
            <text:p>1168.7459780898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3">
            <text:p>483</text:p>
          </table:table-cell>
          <table:table-cell office:value-type="float" office:value="784">
            <text:p>784</text:p>
          </table:table-cell>
          <table:table-cell table:style-name="Default" office:value-type="float" office:value="641">
            <text:p>641</text:p>
          </table:table-cell>
          <table:table-cell office:value-type="float" office:value="471">
            <text:p>471</text:p>
          </table:table-cell>
          <table:table-cell table:formula="of:=AVERAGE([.B6:.E6])" office:value-type="float" office:value="594.75">
            <text:p>594.75</text:p>
          </table:table-cell>
          <table:table-cell table:formula="of:=STDEV([.B6:.E6])" office:value-type="float" office:value="148.050385567437">
            <text:p>148.0503855674</text:p>
          </table:table-cell>
          <table:table-cell table:formula="of:=[.F6]-[.G6]" office:value-type="float" office:value="446.699614432563">
            <text:p>446.6996144326</text:p>
          </table:table-cell>
          <table:table-cell table:formula="of:=[.F6]+[.G6]" office:value-type="float" office:value="742.800385567437">
            <text:p>742.8003855674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5">
            <text:p>695</text:p>
          </table:table-cell>
          <table:table-cell office:value-type="float" office:value="328">
            <text:p>328</text:p>
          </table:table-cell>
          <table:table-cell table:style-name="Default" office:value-type="float" office:value="316">
            <text:p>316</text:p>
          </table:table-cell>
          <table:table-cell office:value-type="float" office:value="516">
            <text:p>516</text:p>
          </table:table-cell>
          <table:table-cell table:formula="of:=AVERAGE([.B7:.E7])" office:value-type="float" office:value="463.75">
            <text:p>463.75</text:p>
          </table:table-cell>
          <table:table-cell table:formula="of:=STDEV([.B7:.E7])" office:value-type="float" office:value="179.317920651191">
            <text:p>179.3179206512</text:p>
          </table:table-cell>
          <table:table-cell table:formula="of:=[.F7]-[.G7]" office:value-type="float" office:value="284.432079348809">
            <text:p>284.4320793488</text:p>
          </table:table-cell>
          <table:table-cell table:formula="of:=[.F7]+[.G7]" office:value-type="float" office:value="643.067920651191">
            <text:p>643.0679206512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1">
            <text:p>461</text:p>
          </table:table-cell>
          <table:table-cell office:value-type="float" office:value="420">
            <text:p>420</text:p>
          </table:table-cell>
          <table:table-cell table:style-name="Default" office:value-type="float" office:value="262">
            <text:p>262</text:p>
          </table:table-cell>
          <table:table-cell office:value-type="float" office:value="363">
            <text:p>363</text:p>
          </table:table-cell>
          <table:table-cell table:formula="of:=AVERAGE([.B8:.E8])" office:value-type="float" office:value="376.5">
            <text:p>376.5</text:p>
          </table:table-cell>
          <table:table-cell table:formula="of:=STDEV([.B8:.E8])" office:value-type="float" office:value="86.2650952973836">
            <text:p>86.2650952974</text:p>
          </table:table-cell>
          <table:table-cell table:formula="of:=[.F8]-[.G8]" office:value-type="float" office:value="290.234904702616">
            <text:p>290.2349047026</text:p>
          </table:table-cell>
          <table:table-cell table:formula="of:=[.F8]+[.G8]" office:value-type="float" office:value="462.765095297384">
            <text:p>462.7650952974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8">
            <text:p>388</text:p>
          </table:table-cell>
          <table:table-cell office:value-type="float" office:value="454">
            <text:p>454</text:p>
          </table:table-cell>
          <table:table-cell table:style-name="Default" office:value-type="float" office:value="387">
            <text:p>387</text:p>
          </table:table-cell>
          <table:table-cell office:value-type="float" office:value="142">
            <text:p>142</text:p>
          </table:table-cell>
          <table:table-cell table:formula="of:=AVERAGE([.B9:.E9])" office:value-type="float" office:value="342.75">
            <text:p>342.75</text:p>
          </table:table-cell>
          <table:table-cell table:formula="of:=STDEV([.B9:.E9])" office:value-type="float" office:value="137.456356710048">
            <text:p>137.45635671</text:p>
          </table:table-cell>
          <table:table-cell table:formula="of:=[.F9]-[.G9]" office:value-type="float" office:value="205.293643289952">
            <text:p>205.29364329</text:p>
          </table:table-cell>
          <table:table-cell table:formula="of:=[.F9]+[.G9]" office:value-type="float" office:value="480.206356710048">
            <text:p>480.20635671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0">
            <text:p>450</text:p>
          </table:table-cell>
          <table:table-cell office:value-type="float" office:value="253">
            <text:p>253</text:p>
          </table:table-cell>
          <table:table-cell table:style-name="Default"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formula="of:=AVERAGE([.B10:.E10])" office:value-type="float" office:value="289.25">
            <text:p>289.25</text:p>
          </table:table-cell>
          <table:table-cell table:formula="of:=STDEV([.B10:.E10])" office:value-type="float" office:value="107.877631292745">
            <text:p>107.8776312927</text:p>
          </table:table-cell>
          <table:table-cell table:formula="of:=[.F10]-[.G10]" office:value-type="float" office:value="181.372368707255">
            <text:p>181.3723687073</text:p>
          </table:table-cell>
          <table:table-cell table:formula="of:=[.F10]+[.G10]" office:value-type="float" office:value="397.127631292745">
            <text:p>397.1276312927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8">
            <text:p>378</text:p>
          </table:table-cell>
          <table:table-cell office:value-type="float" office:value="351">
            <text:p>351</text:p>
          </table:table-cell>
          <table:table-cell table:style-name="Default" office:value-type="float" office:value="226">
            <text:p>226</text:p>
          </table:table-cell>
          <table:table-cell office:value-type="float" office:value="97">
            <text:p>97</text:p>
          </table:table-cell>
          <table:table-cell table:formula="of:=AVERAGE([.B11:.E11])" office:value-type="float" office:value="263">
            <text:p>263</text:p>
          </table:table-cell>
          <table:table-cell table:formula="of:=STDEV([.B11:.E11])" office:value-type="float" office:value="128.962526856965">
            <text:p>128.962526857</text:p>
          </table:table-cell>
          <table:table-cell table:formula="of:=[.F11]-[.G11]" office:value-type="float" office:value="134.037473143035">
            <text:p>134.037473143</text:p>
          </table:table-cell>
          <table:table-cell table:formula="of:=[.F11]+[.G11]" office:value-type="float" office:value="391.962526856965">
            <text:p>391.962526857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4">
            <text:p>354</text:p>
          </table:table-cell>
          <table:table-cell office:value-type="float" office:value="195">
            <text:p>195</text:p>
          </table:table-cell>
          <table:table-cell table:style-name="Default" office:value-type="float" office:value="406">
            <text:p>406</text:p>
          </table:table-cell>
          <table:table-cell office:value-type="float" office:value="287">
            <text:p>287</text:p>
          </table:table-cell>
          <table:table-cell table:formula="of:=AVERAGE([.B12:.E12])" office:value-type="float" office:value="310.5">
            <text:p>310.5</text:p>
          </table:table-cell>
          <table:table-cell table:formula="of:=STDEV([.B12:.E12])" office:value-type="float" office:value="91.1134823539671">
            <text:p>91.113482354</text:p>
          </table:table-cell>
          <table:table-cell table:formula="of:=[.F12]-[.G12]" office:value-type="float" office:value="219.386517646033">
            <text:p>219.386517646</text:p>
          </table:table-cell>
          <table:table-cell table:formula="of:=[.F12]+[.G12]" office:value-type="float" office:value="401.613482353967">
            <text:p>401.613482354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6">
            <text:p>286</text:p>
          </table:table-cell>
          <table:table-cell office:value-type="float" office:value="429">
            <text:p>429</text:p>
          </table:table-cell>
          <table:table-cell table:style-name="Default" office:value-type="float" office:value="117">
            <text:p>117</text:p>
          </table:table-cell>
          <table:table-cell office:value-type="float" office:value="224">
            <text:p>224</text:p>
          </table:table-cell>
          <table:table-cell table:formula="of:=AVERAGE([.B13:.E13])" office:value-type="float" office:value="264">
            <text:p>264</text:p>
          </table:table-cell>
          <table:table-cell table:formula="of:=STDEV([.B13:.E13])" office:value-type="float" office:value="130.279187388726">
            <text:p>130.2791873887</text:p>
          </table:table-cell>
          <table:table-cell table:formula="of:=[.F13]-[.G13]" office:value-type="float" office:value="133.720812611274">
            <text:p>133.7208126113</text:p>
          </table:table-cell>
          <table:table-cell table:formula="of:=[.F13]+[.G13]" office:value-type="float" office:value="394.279187388726">
            <text:p>394.2791873887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7">
            <text:p>197</text:p>
          </table:table-cell>
          <table:table-cell office:value-type="float" office:value="278">
            <text:p>278</text:p>
          </table:table-cell>
          <table:table-cell table:style-name="Default" office:value-type="float" office:value="196">
            <text:p>196</text:p>
          </table:table-cell>
          <table:table-cell office:value-type="float" office:value="271">
            <text:p>271</text:p>
          </table:table-cell>
          <table:table-cell table:formula="of:=AVERAGE([.B14:.E14])" office:value-type="float" office:value="235.5">
            <text:p>235.5</text:p>
          </table:table-cell>
          <table:table-cell table:formula="of:=STDEV([.B14:.E14])" office:value-type="float" office:value="45.1257502246038">
            <text:p>45.1257502246</text:p>
          </table:table-cell>
          <table:table-cell table:formula="of:=[.F14]-[.G14]" office:value-type="float" office:value="190.374249775396">
            <text:p>190.3742497754</text:p>
          </table:table-cell>
          <table:table-cell table:formula="of:=[.F14]+[.G14]" office:value-type="float" office:value="280.625750224604">
            <text:p>280.625750224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office:value-type="string">
            <text:p>Good upgrade of DG siz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8, 10, 12, 14, 16, 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12, 14, 16, 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2">
            <text:p>1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6">
            <text:p>1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C" table:style-name="ta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SC</text:p>
          </table:table-cell>
          <table:table-cell office:value-type="string">
            <text:p>rand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FSC.T21" table:end-x="0.0035in" table:end-y="0.1791in" draw:z-index="0" draw:style-name="gr1" svg:width="6.2988in" svg:height="3.5315in" svg:x="0.402in" svg:y="0.1472in">
              <draw:object draw:notify-on-update-of-ranges="FSC.A6:FSC.A15 FSC.F4:FSC.F5 FSC.F6:FSC.F15 FSC.H4:FSC.H5 FSC.H6:FSC.H15 FSC.I4:FSC.I5 FSC.I6:FSC.I1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office:value-type="string">
            <text:p>Std. Dev</text:p>
          </table:table-cell>
          <table:table-cell office:value-type="string">
            <text:p>- Ave</text:p>
          </table:table-cell>
          <table:table-cell office:value-type="string">
            <text:p>+ Av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1081">
            <text:p>1081</text:p>
          </table:table-cell>
          <table:table-cell office:value-type="float" office:value="1021">
            <text:p>1021</text:p>
          </table:table-cell>
          <table:table-cell office:value-type="float" office:value="655">
            <text:p>655</text:p>
          </table:table-cell>
          <table:table-cell table:formula="of:=AVERAGE([.B6:.E6])" office:value-type="float" office:value="884.25">
            <text:p>884.25</text:p>
          </table:table-cell>
          <table:table-cell table:formula="of:=STDEV([.B6:.E6])" office:value-type="float" office:value="200.694419454055">
            <text:p>200.6944194541</text:p>
          </table:table-cell>
          <table:table-cell table:formula="of:=[.F6]-[.G6]" office:value-type="float" office:value="683.555580545945">
            <text:p>683.5555805459</text:p>
          </table:table-cell>
          <table:table-cell table:formula="of:=[.F6]+[.G6]" office:value-type="float" office:value="1084.94441945405">
            <text:p>1084.9444194541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">
            <text:p>409</text:p>
          </table:table-cell>
          <table:table-cell office:value-type="float" office:value="818">
            <text:p>818</text:p>
          </table:table-cell>
          <table:table-cell office:value-type="float" office:value="507">
            <text:p>507</text:p>
          </table:table-cell>
          <table:table-cell office:value-type="float" office:value="462">
            <text:p>462</text:p>
          </table:table-cell>
          <table:table-cell table:formula="of:=AVERAGE([.B7:.E7])" office:value-type="float" office:value="549">
            <text:p>549</text:p>
          </table:table-cell>
          <table:table-cell table:formula="of:=STDEV([.B7:.E7])" office:value-type="float" office:value="183.751643983575">
            <text:p>183.7516439836</text:p>
          </table:table-cell>
          <table:table-cell table:formula="of:=[.F7]-[.G7]" office:value-type="float" office:value="365.248356016424">
            <text:p>365.2483560164</text:p>
          </table:table-cell>
          <table:table-cell table:formula="of:=[.F7]+[.G7]" office:value-type="float" office:value="732.751643983575">
            <text:p>732.7516439836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1">
            <text:p>511</text:p>
          </table:table-cell>
          <table:table-cell office:value-type="float" office:value="363">
            <text:p>363</text:p>
          </table:table-cell>
          <table:table-cell office:value-type="float" office:value="513">
            <text:p>513</text:p>
          </table:table-cell>
          <table:table-cell office:value-type="float" office:value="686">
            <text:p>686</text:p>
          </table:table-cell>
          <table:table-cell table:formula="of:=AVERAGE([.B8:.E8])" office:value-type="float" office:value="518.25">
            <text:p>518.25</text:p>
          </table:table-cell>
          <table:table-cell table:formula="of:=STDEV([.B8:.E8])" office:value-type="float" office:value="132.064062737244">
            <text:p>132.0640627372</text:p>
          </table:table-cell>
          <table:table-cell table:formula="of:=[.F8]-[.G8]" office:value-type="float" office:value="386.185937262756">
            <text:p>386.1859372628</text:p>
          </table:table-cell>
          <table:table-cell table:formula="of:=[.F8]+[.G8]" office:value-type="float" office:value="650.314062737244">
            <text:p>650.3140627372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94">
            <text:p>494</text:p>
          </table:table-cell>
          <table:table-cell office:value-type="float" office:value="488">
            <text:p>488</text:p>
          </table:table-cell>
          <table:table-cell office:value-type="float" office:value="484">
            <text:p>484</text:p>
          </table:table-cell>
          <table:table-cell table:formula="of:=AVERAGE([.B9:.E9])" office:value-type="float" office:value="468.75">
            <text:p>468.75</text:p>
          </table:table-cell>
          <table:table-cell table:formula="of:=STDEV([.B9:.E9])" office:value-type="float" office:value="40.0447666160428">
            <text:p>40.044766616</text:p>
          </table:table-cell>
          <table:table-cell table:formula="of:=[.F9]-[.G9]" office:value-type="float" office:value="428.705233383957">
            <text:p>428.705233384</text:p>
          </table:table-cell>
          <table:table-cell table:formula="of:=[.F9]+[.G9]" office:value-type="float" office:value="508.794766616043">
            <text:p>508.794766616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0">
            <text:p>440</text:p>
          </table:table-cell>
          <table:table-cell office:value-type="float" office:value="388">
            <text:p>388</text:p>
          </table:table-cell>
          <table:table-cell office:value-type="float" office:value="564">
            <text:p>564</text:p>
          </table:table-cell>
          <table:table-cell office:value-type="float" office:value="487">
            <text:p>487</text:p>
          </table:table-cell>
          <table:table-cell table:formula="of:=AVERAGE([.B10:.E10])" office:value-type="float" office:value="469.75">
            <text:p>469.75</text:p>
          </table:table-cell>
          <table:table-cell table:formula="of:=STDEV([.B10:.E10])" office:value-type="float" office:value="74.7189177294925">
            <text:p>74.7189177295</text:p>
          </table:table-cell>
          <table:table-cell table:formula="of:=[.F10]-[.G10]" office:value-type="float" office:value="395.031082270508">
            <text:p>395.0310822705</text:p>
          </table:table-cell>
          <table:table-cell table:formula="of:=[.F10]+[.G10]" office:value-type="float" office:value="544.468917729492">
            <text:p>544.4689177295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1">
            <text:p>431</text:p>
          </table:table-cell>
          <table:table-cell office:value-type="float" office:value="328">
            <text:p>328</text:p>
          </table:table-cell>
          <table:table-cell office:value-type="float" office:value="375">
            <text:p>375</text:p>
          </table:table-cell>
          <table:table-cell office:value-type="float" office:value="310">
            <text:p>310</text:p>
          </table:table-cell>
          <table:table-cell table:formula="of:=AVERAGE([.B11:.E11])" office:value-type="float" office:value="361">
            <text:p>361</text:p>
          </table:table-cell>
          <table:table-cell table:formula="of:=STDEV([.B11:.E11])" office:value-type="float" office:value="54.117156860525">
            <text:p>54.1171568605</text:p>
          </table:table-cell>
          <table:table-cell table:formula="of:=[.F11]-[.G11]" office:value-type="float" office:value="306.882843139475">
            <text:p>306.8828431395</text:p>
          </table:table-cell>
          <table:table-cell table:formula="of:=[.F11]+[.G11]" office:value-type="float" office:value="415.117156860525">
            <text:p>415.1171568605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1">
            <text:p>451</text:p>
          </table:table-cell>
          <table:table-cell office:value-type="float" office:value="671">
            <text:p>671</text:p>
          </table:table-cell>
          <table:table-cell office:value-type="float" office:value="371">
            <text:p>371</text:p>
          </table:table-cell>
          <table:table-cell office:value-type="float" office:value="387">
            <text:p>387</text:p>
          </table:table-cell>
          <table:table-cell table:formula="of:=AVERAGE([.B12:.E12])" office:value-type="float" office:value="470">
            <text:p>470</text:p>
          </table:table-cell>
          <table:table-cell table:formula="of:=STDEV([.B12:.E12])" office:value-type="float" office:value="138.385933774595">
            <text:p>138.3859337746</text:p>
          </table:table-cell>
          <table:table-cell table:formula="of:=[.F12]-[.G12]" office:value-type="float" office:value="331.614066225405">
            <text:p>331.6140662254</text:p>
          </table:table-cell>
          <table:table-cell table:formula="of:=[.F12]+[.G12]" office:value-type="float" office:value="608.385933774595">
            <text:p>608.3859337746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0">
            <text:p>390</text:p>
          </table:table-cell>
          <table:table-cell office:value-type="float" office:value="246">
            <text:p>246</text:p>
          </table:table-cell>
          <table:table-cell office:value-type="float" office:value="391">
            <text:p>391</text:p>
          </table:table-cell>
          <table:table-cell office:value-type="float" office:value="260">
            <text:p>260</text:p>
          </table:table-cell>
          <table:table-cell table:formula="of:=AVERAGE([.B13:.E13])" office:value-type="float" office:value="321.75">
            <text:p>321.75</text:p>
          </table:table-cell>
          <table:table-cell table:formula="of:=STDEV([.B13:.E13])" office:value-type="float" office:value="79.5921897340855">
            <text:p>79.5921897341</text:p>
          </table:table-cell>
          <table:table-cell table:formula="of:=[.F13]-[.G13]" office:value-type="float" office:value="242.157810265914">
            <text:p>242.1578102659</text:p>
          </table:table-cell>
          <table:table-cell table:formula="of:=[.F13]+[.G13]" office:value-type="float" office:value="401.342189734086">
            <text:p>401.342189734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4">
            <text:p>204</text:p>
          </table:table-cell>
          <table:table-cell office:value-type="float" office:value="369">
            <text:p>369</text:p>
          </table:table-cell>
          <table:table-cell office:value-type="float" office:value="383">
            <text:p>383</text:p>
          </table:table-cell>
          <table:table-cell office:value-type="float" office:value="267">
            <text:p>267</text:p>
          </table:table-cell>
          <table:table-cell table:formula="of:=AVERAGE([.B14:.E14])" office:value-type="float" office:value="305.75">
            <text:p>305.75</text:p>
          </table:table-cell>
          <table:table-cell table:formula="of:=STDEV([.B14:.E14])" office:value-type="float" office:value="85.289213854977">
            <text:p>85.289213855</text:p>
          </table:table-cell>
          <table:table-cell table:formula="of:=[.F14]-[.G14]" office:value-type="float" office:value="220.460786145023">
            <text:p>220.460786145</text:p>
          </table:table-cell>
          <table:table-cell table:formula="of:=[.F14]+[.G14]" office:value-type="float" office:value="391.039213854977">
            <text:p>391.039213855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float" office:value="195">
            <text:p>195</text:p>
          </table:table-cell>
          <table:table-cell table:number-columns-repeated="2" office:value-type="float" office:value="300">
            <text:p>300</text:p>
          </table:table-cell>
          <table:table-cell table:formula="of:=AVERAGE([.B15:.E15])" office:value-type="float" office:value="250">
            <text:p>250</text:p>
          </table:table-cell>
          <table:table-cell table:formula="of:=STDEV([.B15:.E15])" office:value-type="float" office:value="57.8791845139511">
            <text:p>57.879184514</text:p>
          </table:table-cell>
          <table:table-cell table:formula="of:=[.F15]-[.G15]" office:value-type="float" office:value="192.120815486049">
            <text:p>192.120815486</text:p>
          </table:table-cell>
          <table:table-cell table:formula="of:=[.F15]+[.G15]" office:value-type="float" office:value="307.879184513951">
            <text:p>307.87918451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office:value-type="string">
            <text:p>Good upgrade of DG siz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from</text:p>
          </table:table-cell>
          <table:table-cell table:style-name="Default"/>
          <table:table-cell table:style-name="Default" office:value-type="string">
            <text:p>to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6, 10, 12, 14, 16, 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string">
            <text:p>12, 16, 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0">
            <text:p>10</text:p>
          </table:table-cell>
          <table:table-cell table:style-name="Default"/>
          <table:table-cell table:style-name="Default" office:value-type="string">
            <text:p>18, 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2">
            <text:p>1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4">
            <text:p>14</text:p>
          </table:table-cell>
          <table:table-cell table:style-name="Default"/>
          <table:table-cell table:style-name="Default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float" office:value="16">
            <text:p>16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SS" table:style-name="ta4" table:print="false">
        <table:table-column table:style-name="co2" table:number-columns-repeated="5" table:default-cell-style-name="Excel_20_Built-in_20_Normal"/>
        <table:table-column table:style-name="co2" table:number-columns-repeated="4" table:default-cell-style-name="Default"/>
        <table:table-row table:style-name="ro1">
          <table:table-cell office:value-type="string">
            <text:p>GSS</text:p>
          </table:table-cell>
          <table:table-cell office:value-type="string">
            <text:p>rando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GSS.P22" table:end-x="0.3571in" table:end-y="0.1079in" draw:z-index="0" draw:style-name="gr1" svg:width="6.2988in" svg:height="3.5311in" svg:x="0.2811in" svg:y="0.1709in">
              <draw:object draw:notify-on-update-of-ranges="GSS.A6:GSS.A15 GSS.E4:GSS.E5 GSS.E6:GSS.E15 GSS.G4:GSS.G5 GSS.G6:GSS.G15 GSS.H4:GSS.H5 GSS.H6:GSS.H1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Excel_20_Built-in_20_Normal"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967">
            <text:p>967</text:p>
          </table:table-cell>
          <table:table-cell office:value-type="float" office:value="1110">
            <text:p>1110</text:p>
          </table:table-cell>
          <table:table-cell table:formula="of:=AVERAGE([.B6:.D6])" office:value-type="float" office:value="846.666666666667">
            <text:p>846.6666666667</text:p>
          </table:table-cell>
          <table:table-cell table:style-name="Excel_20_Built-in_20_Normal" table:formula="of:=STDEV([.A6:.D6])" office:value-type="float" office:value="505.345096608908">
            <text:p>505.3450966089</text:p>
          </table:table-cell>
          <table:table-cell table:style-name="Excel_20_Built-in_20_Normal" table:formula="of:=[.E6]-[.F6]" office:value-type="float" office:value="341.321570057759">
            <text:p>341.3215700578</text:p>
          </table:table-cell>
          <table:table-cell table:style-name="Excel_20_Built-in_20_Normal" table:formula="of:=[.E6]+[.F6]" office:value-type="float" office:value="1352.01176327557">
            <text:p>1352.011763275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2">
            <text:p>702</text:p>
          </table:table-cell>
          <table:table-cell office:value-type="float" office:value="1094">
            <text:p>1094</text:p>
          </table:table-cell>
          <table:table-cell office:value-type="float" office:value="1074">
            <text:p>1074</text:p>
          </table:table-cell>
          <table:table-cell table:formula="of:=AVERAGE([.B7:.D7])" office:value-type="float" office:value="956.666666666667">
            <text:p>956.6666666667</text:p>
          </table:table-cell>
          <table:table-cell table:style-name="Excel_20_Built-in_20_Normal" table:formula="of:=STDEV([.A7:.D7])" office:value-type="float" office:value="509.301155179003">
            <text:p>509.301155179</text:p>
          </table:table-cell>
          <table:table-cell table:style-name="Excel_20_Built-in_20_Normal" table:formula="of:=[.E7]-[.F7]" office:value-type="float" office:value="447.365511487664">
            <text:p>447.3655114877</text:p>
          </table:table-cell>
          <table:table-cell table:style-name="Excel_20_Built-in_20_Normal" table:formula="of:=[.E7]+[.F7]" office:value-type="float" office:value="1465.96782184567">
            <text:p>1465.967821845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6">
            <text:p>596</text:p>
          </table:table-cell>
          <table:table-cell office:value-type="float" office:value="633">
            <text:p>633</text:p>
          </table:table-cell>
          <table:table-cell office:value-type="float" office:value="464">
            <text:p>464</text:p>
          </table:table-cell>
          <table:table-cell table:formula="of:=AVERAGE([.B8:.D8])" office:value-type="float" office:value="564.333333333333">
            <text:p>564.3333333333</text:p>
          </table:table-cell>
          <table:table-cell table:style-name="Excel_20_Built-in_20_Normal" table:formula="of:=STDEV([.A8:.D8])" office:value-type="float" office:value="288.436445917178">
            <text:p>288.4364459172</text:p>
          </table:table-cell>
          <table:table-cell table:style-name="Excel_20_Built-in_20_Normal" table:formula="of:=[.E8]-[.F8]" office:value-type="float" office:value="275.896887416155">
            <text:p>275.8968874162</text:p>
          </table:table-cell>
          <table:table-cell table:style-name="Excel_20_Built-in_20_Normal" table:formula="of:=[.E8]+[.F8]" office:value-type="float" office:value="852.769779250512">
            <text:p>852.769779250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1">
            <text:p>591</text:p>
          </table:table-cell>
          <table:table-cell office:value-type="float" office:value="569">
            <text:p>569</text:p>
          </table:table-cell>
          <table:table-cell office:value-type="float" office:value="443">
            <text:p>443</text:p>
          </table:table-cell>
          <table:table-cell table:formula="of:=AVERAGE([.B9:.D9])" office:value-type="float" office:value="534.333333333333">
            <text:p>534.3333333333</text:p>
          </table:table-cell>
          <table:table-cell table:style-name="Excel_20_Built-in_20_Normal" table:formula="of:=STDEV([.A9:.D9])" office:value-type="float" office:value="271.124049099301">
            <text:p>271.1240490993</text:p>
          </table:table-cell>
          <table:table-cell table:style-name="Excel_20_Built-in_20_Normal" table:formula="of:=[.E9]-[.F9]" office:value-type="float" office:value="263.209284234033">
            <text:p>263.209284234</text:p>
          </table:table-cell>
          <table:table-cell table:style-name="Excel_20_Built-in_20_Normal" table:formula="of:=[.E9]+[.F9]" office:value-type="float" office:value="805.457382432634">
            <text:p>805.457382432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1">
            <text:p>391</text:p>
          </table:table-cell>
          <table:table-cell office:value-type="float" office:value="395">
            <text:p>395</text:p>
          </table:table-cell>
          <table:table-cell office:value-type="float" office:value="232">
            <text:p>232</text:p>
          </table:table-cell>
          <table:table-cell table:formula="of:=AVERAGE([.B10:.D10])" office:value-type="float" office:value="339.333333333333">
            <text:p>339.3333333333</text:p>
          </table:table-cell>
          <table:table-cell table:style-name="Excel_20_Built-in_20_Normal" table:formula="of:=STDEV([.A10:.D10])" office:value-type="float" office:value="181.322916367458">
            <text:p>181.3229163675</text:p>
          </table:table-cell>
          <table:table-cell table:style-name="Excel_20_Built-in_20_Normal" table:formula="of:=[.E10]-[.F10]" office:value-type="float" office:value="158.010416965876">
            <text:p>158.0104169659</text:p>
          </table:table-cell>
          <table:table-cell table:style-name="Excel_20_Built-in_20_Normal" table:formula="of:=[.E10]+[.F10]" office:value-type="float" office:value="520.656249700791">
            <text:p>520.656249700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2">
            <text:p>592</text:p>
          </table:table-cell>
          <table:table-cell office:value-type="float" office:value="343">
            <text:p>343</text:p>
          </table:table-cell>
          <table:table-cell office:value-type="float" office:value="736">
            <text:p>736</text:p>
          </table:table-cell>
          <table:table-cell table:formula="of:=AVERAGE([.B11:.D11])" office:value-type="float" office:value="557">
            <text:p>557</text:p>
          </table:table-cell>
          <table:table-cell table:style-name="Excel_20_Built-in_20_Normal" table:formula="of:=STDEV([.A11:.D11])" office:value-type="float" office:value="317.1911884022">
            <text:p>317.1911884022</text:p>
          </table:table-cell>
          <table:table-cell table:style-name="Excel_20_Built-in_20_Normal" table:formula="of:=[.E11]-[.F11]" office:value-type="float" office:value="239.8088115978">
            <text:p>239.8088115978</text:p>
          </table:table-cell>
          <table:table-cell table:style-name="Excel_20_Built-in_20_Normal" table:formula="of:=[.E11]+[.F11]" office:value-type="float" office:value="874.1911884022">
            <text:p>874.191188402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2">
            <text:p>432</text:p>
          </table:table-cell>
          <table:table-cell office:value-type="float" office:value="550">
            <text:p>550</text:p>
          </table:table-cell>
          <table:table-cell office:value-type="float" office:value="431">
            <text:p>431</text:p>
          </table:table-cell>
          <table:table-cell table:formula="of:=AVERAGE([.B12:.D12])" office:value-type="float" office:value="471">
            <text:p>471</text:p>
          </table:table-cell>
          <table:table-cell table:style-name="Excel_20_Built-in_20_Normal" table:formula="of:=STDEV([.A12:.D12])" office:value-type="float" office:value="235.2294978668">
            <text:p>235.2294978668</text:p>
          </table:table-cell>
          <table:table-cell table:style-name="Excel_20_Built-in_20_Normal" table:formula="of:=[.E12]-[.F12]" office:value-type="float" office:value="235.7705021332">
            <text:p>235.7705021332</text:p>
          </table:table-cell>
          <table:table-cell table:style-name="Excel_20_Built-in_20_Normal" table:formula="of:=[.E12]+[.F12]" office:value-type="float" office:value="706.2294978668">
            <text:p>706.229497866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3">
            <text:p>393</text:p>
          </table:table-cell>
          <table:table-cell office:value-type="float" office:value="420">
            <text:p>420</text:p>
          </table:table-cell>
          <table:table-cell office:value-type="float" office:value="254">
            <text:p>254</text:p>
          </table:table-cell>
          <table:table-cell table:formula="of:=AVERAGE([.B13:.D13])" office:value-type="float" office:value="355.666666666667">
            <text:p>355.6666666667</text:p>
          </table:table-cell>
          <table:table-cell table:style-name="Excel_20_Built-in_20_Normal" table:formula="of:=STDEV([.A13:.D13])" office:value-type="float" office:value="184.750958499994">
            <text:p>184.7509585</text:p>
          </table:table-cell>
          <table:table-cell table:style-name="Excel_20_Built-in_20_Normal" table:formula="of:=[.E13]-[.F13]" office:value-type="float" office:value="170.915708166672">
            <text:p>170.9157081667</text:p>
          </table:table-cell>
          <table:table-cell table:style-name="Excel_20_Built-in_20_Normal" table:formula="of:=[.E13]+[.F13]" office:value-type="float" office:value="540.417625166661">
            <text:p>540.417625166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1">
            <text:p>371</text:p>
          </table:table-cell>
          <table:table-cell office:value-type="float" office:value="320">
            <text:p>320</text:p>
          </table:table-cell>
          <table:table-cell office:value-type="float" office:value="337">
            <text:p>337</text:p>
          </table:table-cell>
          <table:table-cell table:formula="of:=AVERAGE([.B14:.D14])" office:value-type="float" office:value="342.666666666667">
            <text:p>342.6666666667</text:p>
          </table:table-cell>
          <table:table-cell table:style-name="Excel_20_Built-in_20_Normal" table:formula="of:=STDEV([.A14:.D14])" office:value-type="float" office:value="163.712145751825">
            <text:p>163.7121457518</text:p>
          </table:table-cell>
          <table:table-cell table:style-name="Excel_20_Built-in_20_Normal" table:formula="of:=[.E14]-[.F14]" office:value-type="float" office:value="178.954520914842">
            <text:p>178.9545209148</text:p>
          </table:table-cell>
          <table:table-cell table:style-name="Excel_20_Built-in_20_Normal" table:formula="of:=[.E14]+[.F14]" office:value-type="float" office:value="506.378812418491">
            <text:p>506.378812418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6">
            <text:p>376</text:p>
          </table:table-cell>
          <table:table-cell office:value-type="float" office:value="379">
            <text:p>379</text:p>
          </table:table-cell>
          <table:table-cell office:value-type="float" office:value="232">
            <text:p>232</text:p>
          </table:table-cell>
          <table:table-cell table:formula="of:=AVERAGE([.B15:.D15])" office:value-type="float" office:value="329">
            <text:p>329</text:p>
          </table:table-cell>
          <table:table-cell table:style-name="Excel_20_Built-in_20_Normal" table:formula="of:=STDEV([.A15:.D15])" office:value-type="float" office:value="169.045112322125">
            <text:p>169.0451123221</text:p>
          </table:table-cell>
          <table:table-cell table:style-name="Excel_20_Built-in_20_Normal" table:formula="of:=[.E15]-[.F15]" office:value-type="float" office:value="159.954887677875">
            <text:p>159.9548876779</text:p>
          </table:table-cell>
          <table:table-cell table:style-name="Excel_20_Built-in_20_Normal" table:formula="of:=[.E15]+[.F15]" office:value-type="float" office:value="498.045112322125">
            <text:p>498.0451123221</text:p>
          </table:table-cell>
          <table:table-cell/>
        </table:table-row>
        <table:table-row table:style-name="ro2" table:number-rows-repeated="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/>
          <table:table-cell table:style-name="ce1" office:value-type="string">
            <text:p>Good upgrade of DG size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string">
            <text:p>from</text:p>
          </table:table-cell>
          <table:table-cell table:style-name="ce1"/>
          <table:table-cell table:style-name="ce1" office:value-type="string">
            <text:p>to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12">
            <text:p>12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16">
            <text:p>16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18">
            <text:p>18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1" office:value-type="float" office:value="20">
            <text:p>20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</table:table>
      <table:table table:name="FACT" table:style-name="ta4" table:print="false">
        <table:table-column table:style-name="co2" table:number-columns-repeated="3" table:default-cell-style-name="Excel_20_Built-in_20_Normal"/>
        <table:table-column table:style-name="co2" table:default-cell-style-name="Default"/>
        <table:table-column table:style-name="co2" table:number-columns-repeated="2" table:default-cell-style-name="Excel_20_Built-in_20_Normal"/>
        <table:table-column table:style-name="co2" table:number-columns-repeated="4" table:default-cell-style-name="Default"/>
        <table:table-row table:style-name="ro1">
          <table:table-cell office:value-type="string">
            <text:p>FACT</text:p>
          </table:table-cell>
          <table:table-cell office:value-type="string">
            <text:p>random</text:p>
          </table:table-cell>
          <table:table-cell/>
          <table:table-cell table:style-name="Excel_20_Built-in_20_Normal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Excel_20_Built-in_20_Normal"/>
          <table:table-cell table:number-columns-repeated="6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>
            <draw:frame table:end-cell-address="FACT.Q22" table:end-x="0.2252in" table:end-y="0.1705in" draw:z-index="0" draw:style-name="gr1" svg:width="6.2988in" svg:height="3.5311in" svg:x="0.1496in" svg:y="0.039in">
              <draw:object draw:notify-on-update-of-ranges="FACT.A6:FACT.A15 FACT.F4:FACT.F5 FACT.F6:FACT.F15 FACT.H4:FACT.H5 FACT.H6:FACT.H15 FACT.I4:FACT.I5 FACT.I6:FACT.I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Excel_20_Built-in_20_Normal"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6">
            <text:p>1146</text:p>
          </table:table-cell>
          <table:table-cell office:value-type="float" office:value="1503">
            <text:p>1503</text:p>
          </table:table-cell>
          <table:table-cell office:value-type="float" office:value="1299">
            <text:p>1299</text:p>
          </table:table-cell>
          <table:table-cell office:value-type="float" office:value="1028">
            <text:p>1028</text:p>
          </table:table-cell>
          <table:table-cell table:formula="of:=AVERAGE([.B6:.E6])" office:value-type="float" office:value="1244">
            <text:p>1244</text:p>
          </table:table-cell>
          <table:table-cell table:style-name="Excel_20_Built-in_20_Normal" table:formula="of:=STDEV([.B6:.E6])" office:value-type="float" office:value="205.236449004557">
            <text:p>205.2364490046</text:p>
          </table:table-cell>
          <table:table-cell table:style-name="Excel_20_Built-in_20_Normal" table:formula="of:=[.F6]-[.G6]" office:value-type="float" office:value="1038.76355099544">
            <text:p>1038.7635509955</text:p>
          </table:table-cell>
          <table:table-cell table:style-name="Excel_20_Built-in_20_Normal" table:formula="of:=[.F6]+[.G6]" office:value-type="float" office:value="1449.23644900456">
            <text:p>1449.236449004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42">
            <text:p>742</text:p>
          </table:table-cell>
          <table:table-cell office:value-type="float" office:value="1345">
            <text:p>1345</text:p>
          </table:table-cell>
          <table:table-cell office:value-type="float" office:value="1599">
            <text:p>1599</text:p>
          </table:table-cell>
          <table:table-cell office:value-type="float" office:value="830">
            <text:p>830</text:p>
          </table:table-cell>
          <table:table-cell table:formula="of:=AVERAGE([.B7:.E7])" office:value-type="float" office:value="1129">
            <text:p>1129</text:p>
          </table:table-cell>
          <table:table-cell table:style-name="Excel_20_Built-in_20_Normal" table:formula="of:=STDEV([.B7:.E7])" office:value-type="float" office:value="410.984995670969">
            <text:p>410.984995671</text:p>
          </table:table-cell>
          <table:table-cell table:style-name="Excel_20_Built-in_20_Normal" table:formula="of:=[.F7]-[.G7]" office:value-type="float" office:value="718.015004329031">
            <text:p>718.015004329</text:p>
          </table:table-cell>
          <table:table-cell table:style-name="Excel_20_Built-in_20_Normal" table:formula="of:=[.F7]+[.G7]" office:value-type="float" office:value="1539.98499567097">
            <text:p>1539.98499567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7">
            <text:p>577</text:p>
          </table:table-cell>
          <table:table-cell office:value-type="float" office:value="1060">
            <text:p>1060</text:p>
          </table:table-cell>
          <table:table-cell office:value-type="float" office:value="684">
            <text:p>684</text:p>
          </table:table-cell>
          <table:table-cell office:value-type="float" office:value="639">
            <text:p>639</text:p>
          </table:table-cell>
          <table:table-cell table:formula="of:=AVERAGE([.B8:.E8])" office:value-type="float" office:value="740">
            <text:p>740</text:p>
          </table:table-cell>
          <table:table-cell table:style-name="Excel_20_Built-in_20_Normal" table:formula="of:=STDEV([.B8:.E8])" office:value-type="float" office:value="217.796541141804">
            <text:p>217.7965411418</text:p>
          </table:table-cell>
          <table:table-cell table:style-name="Excel_20_Built-in_20_Normal" table:formula="of:=[.F8]-[.G8]" office:value-type="float" office:value="522.203458858196">
            <text:p>522.2034588582</text:p>
          </table:table-cell>
          <table:table-cell table:style-name="Excel_20_Built-in_20_Normal" table:formula="of:=[.F8]+[.G8]" office:value-type="float" office:value="957.796541141804">
            <text:p>957.796541141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6">
            <text:p>1386</text:p>
          </table:table-cell>
          <table:table-cell office:value-type="float" office:value="784">
            <text:p>784</text:p>
          </table:table-cell>
          <table:table-cell office:value-type="float" office:value="760">
            <text:p>760</text:p>
          </table:table-cell>
          <table:table-cell office:value-type="float" office:value="975">
            <text:p>975</text:p>
          </table:table-cell>
          <table:table-cell table:formula="of:=AVERAGE([.B9:.E9])" office:value-type="float" office:value="976.25">
            <text:p>976.25</text:p>
          </table:table-cell>
          <table:table-cell table:style-name="Excel_20_Built-in_20_Normal" table:formula="of:=STDEV([.B9:.E9])" office:value-type="float" office:value="289.609363338504">
            <text:p>289.6093633385</text:p>
          </table:table-cell>
          <table:table-cell table:style-name="Excel_20_Built-in_20_Normal" table:formula="of:=[.F9]-[.G9]" office:value-type="float" office:value="686.640636661496">
            <text:p>686.6406366615</text:p>
          </table:table-cell>
          <table:table-cell table:style-name="Excel_20_Built-in_20_Normal" table:formula="of:=[.F9]+[.G9]" office:value-type="float" office:value="1265.8593633385">
            <text:p>1265.859363338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2">
            <text:p>522</text:p>
          </table:table-cell>
          <table:table-cell office:value-type="float" office:value="798">
            <text:p>798</text:p>
          </table:table-cell>
          <table:table-cell office:value-type="float" office:value="605">
            <text:p>605</text:p>
          </table:table-cell>
          <table:table-cell office:value-type="float" office:value="1024">
            <text:p>1024</text:p>
          </table:table-cell>
          <table:table-cell table:formula="of:=AVERAGE([.B10:.E10])" office:value-type="float" office:value="737.25">
            <text:p>737.25</text:p>
          </table:table-cell>
          <table:table-cell table:style-name="Excel_20_Built-in_20_Normal" table:formula="of:=STDEV([.B10:.E10])" office:value-type="float" office:value="223.411988636838">
            <text:p>223.4119886368</text:p>
          </table:table-cell>
          <table:table-cell table:style-name="Excel_20_Built-in_20_Normal" table:formula="of:=[.F10]-[.G10]" office:value-type="float" office:value="513.838011363162">
            <text:p>513.8380113632</text:p>
          </table:table-cell>
          <table:table-cell table:style-name="Excel_20_Built-in_20_Normal" table:formula="of:=[.F10]+[.G10]" office:value-type="float" office:value="960.661988636838">
            <text:p>960.661988636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0">
            <text:p>450</text:p>
          </table:table-cell>
          <table:table-cell office:value-type="float" office:value="430">
            <text:p>430</text:p>
          </table:table-cell>
          <table:table-cell office:value-type="float" office:value="569">
            <text:p>569</text:p>
          </table:table-cell>
          <table:table-cell office:value-type="float" office:value="418">
            <text:p>418</text:p>
          </table:table-cell>
          <table:table-cell table:formula="of:=AVERAGE([.B11:.E11])" office:value-type="float" office:value="466.75">
            <text:p>466.75</text:p>
          </table:table-cell>
          <table:table-cell table:style-name="Excel_20_Built-in_20_Normal" table:formula="of:=STDEV([.B11:.E11])" office:value-type="float" office:value="69.4328212495119">
            <text:p>69.4328212495</text:p>
          </table:table-cell>
          <table:table-cell table:style-name="Excel_20_Built-in_20_Normal" table:formula="of:=[.F11]-[.G11]" office:value-type="float" office:value="397.317178750488">
            <text:p>397.3171787505</text:p>
          </table:table-cell>
          <table:table-cell table:style-name="Excel_20_Built-in_20_Normal" table:formula="of:=[.F11]+[.G11]" office:value-type="float" office:value="536.182821249512">
            <text:p>536.182821249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9">
            <text:p>259</text:p>
          </table:table-cell>
          <table:table-cell office:value-type="float" office:value="943">
            <text:p>943</text:p>
          </table:table-cell>
          <table:table-cell office:value-type="float" office:value="350">
            <text:p>350</text:p>
          </table:table-cell>
          <table:table-cell office:value-type="float" office:value="694">
            <text:p>694</text:p>
          </table:table-cell>
          <table:table-cell table:formula="of:=AVERAGE([.B12:.E12])" office:value-type="float" office:value="561.5">
            <text:p>561.5</text:p>
          </table:table-cell>
          <table:table-cell table:style-name="Excel_20_Built-in_20_Normal" table:formula="of:=STDEV([.B12:.E12])" office:value-type="float" office:value="315.878141060758">
            <text:p>315.8781410608</text:p>
          </table:table-cell>
          <table:table-cell table:style-name="Excel_20_Built-in_20_Normal" table:formula="of:=[.F12]-[.G12]" office:value-type="float" office:value="245.621858939242">
            <text:p>245.6218589392</text:p>
          </table:table-cell>
          <table:table-cell table:style-name="Excel_20_Built-in_20_Normal" table:formula="of:=[.F12]+[.G12]" office:value-type="float" office:value="877.378141060758">
            <text:p>877.37814106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30">
            <text:p>1230</text:p>
          </table:table-cell>
          <table:table-cell office:value-type="float" office:value="524">
            <text:p>524</text:p>
          </table:table-cell>
          <table:table-cell office:value-type="float" office:value="500">
            <text:p>500</text:p>
          </table:table-cell>
          <table:table-cell office:value-type="float" office:value="466">
            <text:p>466</text:p>
          </table:table-cell>
          <table:table-cell table:formula="of:=AVERAGE([.B13:.E13])" office:value-type="float" office:value="680">
            <text:p>680</text:p>
          </table:table-cell>
          <table:table-cell table:style-name="Excel_20_Built-in_20_Normal" table:formula="of:=STDEV([.B13:.E13])" office:value-type="float" office:value="367.437976625534">
            <text:p>367.4379766255</text:p>
          </table:table-cell>
          <table:table-cell table:style-name="Excel_20_Built-in_20_Normal" table:formula="of:=[.F13]-[.G13]" office:value-type="float" office:value="312.562023374466">
            <text:p>312.5620233745</text:p>
          </table:table-cell>
          <table:table-cell table:style-name="Excel_20_Built-in_20_Normal" table:formula="of:=[.F13]+[.G13]" office:value-type="float" office:value="1047.43797662553">
            <text:p>1047.437976625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8">
            <text:p>518</text:p>
          </table:table-cell>
          <table:table-cell office:value-type="float" office:value="583">
            <text:p>583</text:p>
          </table:table-cell>
          <table:table-cell office:value-type="float" office:value="173">
            <text:p>173</text:p>
          </table:table-cell>
          <table:table-cell office:value-type="float" office:value="706">
            <text:p>706</text:p>
          </table:table-cell>
          <table:table-cell table:formula="of:=AVERAGE([.B14:.E14])" office:value-type="float" office:value="495">
            <text:p>495</text:p>
          </table:table-cell>
          <table:table-cell table:style-name="Excel_20_Built-in_20_Normal" table:formula="of:=STDEV([.B14:.E14])" office:value-type="float" office:value="228.384179253584">
            <text:p>228.3841792536</text:p>
          </table:table-cell>
          <table:table-cell table:style-name="Excel_20_Built-in_20_Normal" table:formula="of:=[.F14]-[.G14]" office:value-type="float" office:value="266.615820746416">
            <text:p>266.6158207464</text:p>
          </table:table-cell>
          <table:table-cell table:style-name="Excel_20_Built-in_20_Normal" table:formula="of:=[.F14]+[.G14]" office:value-type="float" office:value="723.384179253584">
            <text:p>723.384179253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0">
            <text:p>780</text:p>
          </table:table-cell>
          <table:table-cell office:value-type="float" office:value="755">
            <text:p>755</text:p>
          </table:table-cell>
          <table:table-cell office:value-type="float" office:value="212">
            <text:p>212</text:p>
          </table:table-cell>
          <table:table-cell office:value-type="float" office:value="509">
            <text:p>509</text:p>
          </table:table-cell>
          <table:table-cell table:formula="of:=AVERAGE([.B15:.E15])" office:value-type="float" office:value="564">
            <text:p>564</text:p>
          </table:table-cell>
          <table:table-cell table:style-name="Excel_20_Built-in_20_Normal" table:formula="of:=STDEV([.B15:.E15])" office:value-type="float" office:value="264.61670393231">
            <text:p>264.6167039323</text:p>
          </table:table-cell>
          <table:table-cell table:style-name="Excel_20_Built-in_20_Normal" table:formula="of:=[.F15]-[.G15]" office:value-type="float" office:value="299.38329606769">
            <text:p>299.3832960677</text:p>
          </table:table-cell>
          <table:table-cell table:style-name="Excel_20_Built-in_20_Normal" table:formula="of:=[.F15]+[.G15]" office:value-type="float" office:value="828.61670393231">
            <text:p>828.6167039323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Good upgrade of DG size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from</text:p>
          </table:table-cell>
          <table:table-cell table:style-name="Default"/>
          <table:table-cell office:value-type="string">
            <text:p>to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6, 10, 12, 14, 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6">
            <text:p>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8">
            <text:p>8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6">
            <text:p>1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0">
            <text:p>2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</table:table>
      <table:table table:name="WFACT" table:style-name="ta4" table:print="false">
        <table:table-column table:style-name="co2" table:number-columns-repeated="3" table:default-cell-style-name="Excel_20_Built-in_20_Normal"/>
        <table:table-column table:style-name="co2" table:default-cell-style-name="Default"/>
        <table:table-column table:style-name="co2" table:number-columns-repeated="2" table:default-cell-style-name="Excel_20_Built-in_20_Normal"/>
        <table:table-column table:style-name="co2" table:number-columns-repeated="4" table:default-cell-style-name="Default"/>
        <table:table-row table:style-name="ro1">
          <table:table-cell office:value-type="string">
            <text:p>WFACT</text:p>
          </table:table-cell>
          <table:table-cell office:value-type="string">
            <text:p>random</text:p>
          </table:table-cell>
          <table:table-cell/>
          <table:table-cell table:style-name="Excel_20_Built-in_20_Normal"/>
          <table:table-cell table:number-columns-repeated="6"/>
        </table:table-row>
        <table:table-row table:style-name="ro1">
          <table:table-cell table:number-columns-repeated="3"/>
          <table:table-cell table:style-name="Excel_20_Built-in_20_Normal"/>
          <table:table-cell table:number-columns-repeated="6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style-name="Excel_20_Built-in_20_Normal" office:value-type="string">
            <text:p>Std. Dev</text:p>
          </table:table-cell>
          <table:table-cell table:style-name="Excel_20_Built-in_20_Normal" office:value-type="string">
            <text:p>- Ave</text:p>
          </table:table-cell>
          <table:table-cell table:style-name="Excel_20_Built-in_20_Normal" office:value-type="string">
            <text:p>+ Ave</text:p>
          </table:table-cell>
          <table:table-cell>
            <draw:frame table:end-cell-address="WFACT.Q22" table:end-x="0.2689in" table:end-y="0.024in" draw:z-index="0" draw:style-name="gr1" svg:width="6.2988in" svg:height="3.5311in" svg:x="0.1933in" svg:y="0.0705in">
              <draw:object draw:notify-on-update-of-ranges="WFACT.A5:WFACT.A14 WFACT.F3:WFACT.F4 WFACT.F5:WFACT.F14 WFACT.H3:WFACT.H4 WFACT.H5:WFACT.H14 WFACT.I3:WFACT.I4 WFACT.I5:WFACT.I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Excel_20_Built-in_20_Normal" table:number-columns-repeated="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5">
            <text:p>1445</text:p>
          </table:table-cell>
          <table:table-cell office:value-type="float" office:value="591">
            <text:p>591</text:p>
          </table:table-cell>
          <table:table-cell office:value-type="float" office:value="826">
            <text:p>826</text:p>
          </table:table-cell>
          <table:table-cell office:value-type="float" office:value="571">
            <text:p>571</text:p>
          </table:table-cell>
          <table:table-cell table:formula="of:=AVERAGE([.B5:.E5])" office:value-type="float" office:value="858.25">
            <text:p>858.25</text:p>
          </table:table-cell>
          <table:table-cell table:style-name="Excel_20_Built-in_20_Normal" table:formula="of:=STDEV([.B5:.E5])" office:value-type="float" office:value="407.942295755989">
            <text:p>407.942295756</text:p>
          </table:table-cell>
          <table:table-cell table:style-name="Excel_20_Built-in_20_Normal" table:formula="of:=[.F5]-[.G5]" office:value-type="float" office:value="450.307704244011">
            <text:p>450.307704244</text:p>
          </table:table-cell>
          <table:table-cell table:style-name="Excel_20_Built-in_20_Normal" table:formula="of:=[.F5]+[.G5]" office:value-type="float" office:value="1266.19229575599">
            <text:p>1266.19229575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67">
            <text:p>667</text:p>
          </table:table-cell>
          <table:table-cell office:value-type="float" office:value="997">
            <text:p>997</text:p>
          </table:table-cell>
          <table:table-cell office:value-type="float" office:value="603">
            <text:p>603</text:p>
          </table:table-cell>
          <table:table-cell office:value-type="float" office:value="631">
            <text:p>631</text:p>
          </table:table-cell>
          <table:table-cell table:formula="of:=AVERAGE([.B6:.E6])" office:value-type="float" office:value="724.5">
            <text:p>724.5</text:p>
          </table:table-cell>
          <table:table-cell table:style-name="Excel_20_Built-in_20_Normal" table:formula="of:=STDEV([.B6:.E6])" office:value-type="float" office:value="183.54563465253">
            <text:p>183.5456346525</text:p>
          </table:table-cell>
          <table:table-cell table:style-name="Excel_20_Built-in_20_Normal" table:formula="of:=[.F6]-[.G6]" office:value-type="float" office:value="540.95436534747">
            <text:p>540.9543653475</text:p>
          </table:table-cell>
          <table:table-cell table:style-name="Excel_20_Built-in_20_Normal" table:formula="of:=[.F6]+[.G6]" office:value-type="float" office:value="908.04563465253">
            <text:p>908.045634652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9">
            <text:p>799</text:p>
          </table:table-cell>
          <table:table-cell office:value-type="float" office:value="394">
            <text:p>394</text:p>
          </table:table-cell>
          <table:table-cell office:value-type="float" office:value="670">
            <text:p>670</text:p>
          </table:table-cell>
          <table:table-cell office:value-type="float" office:value="610">
            <text:p>610</text:p>
          </table:table-cell>
          <table:table-cell table:formula="of:=AVERAGE([.B7:.E7])" office:value-type="float" office:value="618.25">
            <text:p>618.25</text:p>
          </table:table-cell>
          <table:table-cell table:style-name="Excel_20_Built-in_20_Normal" table:formula="of:=STDEV([.B7:.E7])" office:value-type="float" office:value="169.021448343102">
            <text:p>169.0214483431</text:p>
          </table:table-cell>
          <table:table-cell table:style-name="Excel_20_Built-in_20_Normal" table:formula="of:=[.F7]-[.G7]" office:value-type="float" office:value="449.228551656898">
            <text:p>449.2285516569</text:p>
          </table:table-cell>
          <table:table-cell table:style-name="Excel_20_Built-in_20_Normal" table:formula="of:=[.F7]+[.G7]" office:value-type="float" office:value="787.271448343102">
            <text:p>787.271448343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9">
            <text:p>399</text:p>
          </table:table-cell>
          <table:table-cell office:value-type="float" office:value="574">
            <text:p>574</text:p>
          </table:table-cell>
          <table:table-cell office:value-type="float" office:value="382">
            <text:p>382</text:p>
          </table:table-cell>
          <table:table-cell office:value-type="float" office:value="301">
            <text:p>301</text:p>
          </table:table-cell>
          <table:table-cell table:formula="of:=AVERAGE([.B8:.E8])" office:value-type="float" office:value="414">
            <text:p>414</text:p>
          </table:table-cell>
          <table:table-cell table:style-name="Excel_20_Built-in_20_Normal" table:formula="of:=STDEV([.B8:.E8])" office:value-type="float" office:value="114.917361612595">
            <text:p>114.9173616126</text:p>
          </table:table-cell>
          <table:table-cell table:style-name="Excel_20_Built-in_20_Normal" table:formula="of:=[.F8]-[.G8]" office:value-type="float" office:value="299.082638387405">
            <text:p>299.0826383874</text:p>
          </table:table-cell>
          <table:table-cell table:style-name="Excel_20_Built-in_20_Normal" table:formula="of:=[.F8]+[.G8]" office:value-type="float" office:value="528.917361612595">
            <text:p>528.917361612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3">
            <text:p>513</text:p>
          </table:table-cell>
          <table:table-cell office:value-type="float" office:value="609">
            <text:p>609</text:p>
          </table:table-cell>
          <table:table-cell office:value-type="float" office:value="523">
            <text:p>523</text:p>
          </table:table-cell>
          <table:table-cell office:value-type="float" office:value="626">
            <text:p>626</text:p>
          </table:table-cell>
          <table:table-cell table:formula="of:=AVERAGE([.B9:.E9])" office:value-type="float" office:value="567.75">
            <text:p>567.75</text:p>
          </table:table-cell>
          <table:table-cell table:style-name="Excel_20_Built-in_20_Normal" table:formula="of:=STDEV([.B9:.E9])" office:value-type="float" office:value="58.0079017605935">
            <text:p>58.0079017606</text:p>
          </table:table-cell>
          <table:table-cell table:style-name="Excel_20_Built-in_20_Normal" table:formula="of:=[.F9]-[.G9]" office:value-type="float" office:value="509.742098239407">
            <text:p>509.7420982394</text:p>
          </table:table-cell>
          <table:table-cell table:style-name="Excel_20_Built-in_20_Normal" table:formula="of:=[.F9]+[.G9]" office:value-type="float" office:value="625.757901760594">
            <text:p>625.75790176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3">
            <text:p>213</text:p>
          </table:table-cell>
          <table:table-cell office:value-type="float" office:value="529">
            <text:p>529</text:p>
          </table:table-cell>
          <table:table-cell office:value-type="float" office:value="626">
            <text:p>626</text:p>
          </table:table-cell>
          <table:table-cell office:value-type="float" office:value="371">
            <text:p>371</text:p>
          </table:table-cell>
          <table:table-cell table:formula="of:=AVERAGE([.B10:.E10])" office:value-type="float" office:value="434.75">
            <text:p>434.75</text:p>
          </table:table-cell>
          <table:table-cell table:style-name="Excel_20_Built-in_20_Normal" table:formula="of:=STDEV([.B10:.E10])" office:value-type="float" office:value="181.380585142585">
            <text:p>181.3805851426</text:p>
          </table:table-cell>
          <table:table-cell table:style-name="Excel_20_Built-in_20_Normal" table:formula="of:=[.F10]-[.G10]" office:value-type="float" office:value="253.369414857415">
            <text:p>253.3694148574</text:p>
          </table:table-cell>
          <table:table-cell table:style-name="Excel_20_Built-in_20_Normal" table:formula="of:=[.F10]+[.G10]" office:value-type="float" office:value="616.130585142585">
            <text:p>616.130585142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486">
            <text:p>486</text:p>
          </table:table-cell>
          <table:table-cell office:value-type="float" office:value="345">
            <text:p>345</text:p>
          </table:table-cell>
          <table:table-cell office:value-type="float" office:value="357">
            <text:p>357</text:p>
          </table:table-cell>
          <table:table-cell table:formula="of:=AVERAGE([.B11:.E11])" office:value-type="float" office:value="374.5">
            <text:p>374.5</text:p>
          </table:table-cell>
          <table:table-cell table:style-name="Excel_20_Built-in_20_Normal" table:formula="of:=STDEV([.B11:.E11])" office:value-type="float" office:value="76.9610290991486">
            <text:p>76.9610290991</text:p>
          </table:table-cell>
          <table:table-cell table:style-name="Excel_20_Built-in_20_Normal" table:formula="of:=[.F11]-[.G11]" office:value-type="float" office:value="297.538970900851">
            <text:p>297.5389709009</text:p>
          </table:table-cell>
          <table:table-cell table:style-name="Excel_20_Built-in_20_Normal" table:formula="of:=[.F11]+[.G11]" office:value-type="float" office:value="451.461029099149">
            <text:p>451.461029099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40">
            <text:p>440</text:p>
          </table:table-cell>
          <table:table-cell office:value-type="float" office:value="343">
            <text:p>343</text:p>
          </table:table-cell>
          <table:table-cell office:value-type="float" office:value="414">
            <text:p>414</text:p>
          </table:table-cell>
          <table:table-cell office:value-type="float" office:value="487">
            <text:p>487</text:p>
          </table:table-cell>
          <table:table-cell table:formula="of:=AVERAGE([.B12:.E12])" office:value-type="float" office:value="421">
            <text:p>421</text:p>
          </table:table-cell>
          <table:table-cell table:style-name="Excel_20_Built-in_20_Normal" table:formula="of:=STDEV([.B12:.E12])" office:value-type="float" office:value="60.1387285088957">
            <text:p>60.1387285089</text:p>
          </table:table-cell>
          <table:table-cell table:style-name="Excel_20_Built-in_20_Normal" table:formula="of:=[.F12]-[.G12]" office:value-type="float" office:value="360.861271491104">
            <text:p>360.8612714911</text:p>
          </table:table-cell>
          <table:table-cell table:style-name="Excel_20_Built-in_20_Normal" table:formula="of:=[.F12]+[.G12]" office:value-type="float" office:value="481.138728508896">
            <text:p>481.138728508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8">
            <text:p>328</text:p>
          </table:table-cell>
          <table:table-cell office:value-type="float" office:value="204">
            <text:p>204</text:p>
          </table:table-cell>
          <table:table-cell office:value-type="float" office:value="370">
            <text:p>370</text:p>
          </table:table-cell>
          <table:table-cell office:value-type="float" office:value="300">
            <text:p>300</text:p>
          </table:table-cell>
          <table:table-cell table:formula="of:=AVERAGE([.B13:.E13])" office:value-type="float" office:value="300.5">
            <text:p>300.5</text:p>
          </table:table-cell>
          <table:table-cell table:style-name="Excel_20_Built-in_20_Normal" table:formula="of:=STDEV([.B13:.E13])" office:value-type="float" office:value="70.4722167476895">
            <text:p>70.4722167477</text:p>
          </table:table-cell>
          <table:table-cell table:style-name="Excel_20_Built-in_20_Normal" table:formula="of:=[.F13]-[.G13]" office:value-type="float" office:value="230.02778325231">
            <text:p>230.0277832523</text:p>
          </table:table-cell>
          <table:table-cell table:style-name="Excel_20_Built-in_20_Normal" table:formula="of:=[.F13]+[.G13]" office:value-type="float" office:value="370.97221674769">
            <text:p>370.972216747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484">
            <text:p>484</text:p>
          </table:table-cell>
          <table:table-cell office:value-type="float" office:value="371">
            <text:p>371</text:p>
          </table:table-cell>
          <table:table-cell office:value-type="float" office:value="371">
            <text:p>371</text:p>
          </table:table-cell>
          <table:table-cell table:formula="of:=AVERAGE([.B14:.E14])" office:value-type="float" office:value="401.5">
            <text:p>401.5</text:p>
          </table:table-cell>
          <table:table-cell table:style-name="Excel_20_Built-in_20_Normal" table:formula="of:=STDEV([.B14:.E14])" office:value-type="float" office:value="55.1633936592012">
            <text:p>55.1633936592</text:p>
          </table:table-cell>
          <table:table-cell table:style-name="Excel_20_Built-in_20_Normal" table:formula="of:=[.F14]-[.G14]" office:value-type="float" office:value="346.336606340799">
            <text:p>346.3366063408</text:p>
          </table:table-cell>
          <table:table-cell table:style-name="Excel_20_Built-in_20_Normal" table:formula="of:=[.F14]+[.G14]" office:value-type="float" office:value="456.663393659201">
            <text:p>456.6633936592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Good upgrade of DG size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from</text:p>
          </table:table-cell>
          <table:table-cell table:style-name="Default"/>
          <table:table-cell office:value-type="string">
            <text:p>to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office:value-type="string">
            <text:p>8, 14, 16, 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6">
            <text:p>6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8">
            <text:p>8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0">
            <text:p>10</text:p>
          </table:table-cell>
          <table:table-cell table:style-name="Default"/>
          <table:table-cell office:value-type="string">
            <text:p>14, 16, 18, 2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6">
            <text:p>16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18">
            <text:p>18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float" office:value="20">
            <text:p>20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06:1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16T06:11:41.46</dc:date>
    <meta:generator>OpenOffice.org/3.3$Win32 OpenOffice.org_project/330m20$Build-9567</meta:generator>
    <meta:editing-duration>PT2H20M59S</meta:editing-duration>
    <meta:editing-cycles>4</meta:editing-cycles>
    <meta:document-statistic meta:table-count="6" meta:cell-count="70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2" style:family="chart" style:data-style-name="N500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3" style:family="chart" style:data-style-name="N500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4" style:family="chart" style:data-style-name="N500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754cm" svg:height="7.122cm" xlink:href=".." xlink:type="simple" chart:class="chart:line" chart:style-name="ch1">
        <chart:title svg:x="5.063cm" svg:y="0.278cm" chart:style-name="ch2">
          <text:p>Parallel Time</text:p>
        </chart:title>
        <chart:legend chart:legend-position="end" svg:x="10.94cm" svg:y="2.366cm" chart:style-name="ch3"/>
        <chart:plot-area chart:style-name="ch4" table:cell-range-address="All.A3:All.F14" chart:data-source-has-labels="both" svg:x="1.293cm" svg:y="1.483cm" svg:width="9.137cm" svg:height="4.489cm">
          <chartooo:coordinate-region svg:x="2.285cm" svg:y="1.683cm" svg:width="7.958cm" svg:height="3.642cm"/>
          <chart:axis chart:dimension="x" chart:name="primary-x" chart:style-name="ch5">
            <chart:title svg:x="5.222cm" svg:y="6.115cm" chart:style-name="ch6">
              <text:p>DG Size</text:p>
            </chart:title>
            <chart:categories table:cell-range-address="All.A4:All.A14"/>
          </chart:axis>
          <chart:axis chart:dimension="y" chart:name="primary-y" chart:style-name="ch7">
            <chart:title svg:x="0.451cm" svg:y="4.75cm" chart:style-name="ch8">
              <text:p>Parallel Time</text:p>
            </chart:title>
            <chart:grid chart:style-name="ch9" chart:class="major"/>
          </chart:axis>
          <chart:series chart:style-name="ch10" chart:values-cell-range-address="All.B4:All.B14" chart:label-cell-address="All.B3:All.B3" chart:class="chart:line">
            <chart:data-point chart:repeated="11"/>
          </chart:series>
          <chart:series chart:style-name="ch11" chart:values-cell-range-address="All.C4:All.C14" chart:label-cell-address="All.C3:All.C3" chart:class="chart:line">
            <chart:data-point chart:repeated="11"/>
          </chart:series>
          <chart:series chart:style-name="ch12" chart:values-cell-range-address="All.D4:All.D14" chart:label-cell-address="All.D3:All.D3" chart:class="chart:line">
            <chart:data-point chart:repeated="11"/>
          </chart:series>
          <chart:series chart:style-name="ch13" chart:values-cell-range-address="All.E4:All.E14" chart:label-cell-address="All.E3:All.E3" chart:class="chart:line">
            <chart:data-point chart:repeated="11"/>
          </chart:series>
          <chart:series chart:style-name="ch14" chart:values-cell-range-address="All.F4:All.F14" chart:label-cell-address="All.F3:All.F3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All.B3:All.B3</svg:desc>
                </draw:g>
              </table:table-cell>
              <table:table-cell office:value-type="string">
                <text:p>FSC</text:p>
                <draw:g>
                  <svg:desc>All.C3:All.C3</svg:desc>
                </draw:g>
              </table:table-cell>
              <table:table-cell office:value-type="string">
                <text:p>GSS</text:p>
                <draw:g>
                  <svg:desc>All.D3:All.D3</svg:desc>
                </draw:g>
              </table:table-cell>
              <table:table-cell office:value-type="string">
                <text:p>FACT</text:p>
                <draw:g>
                  <svg:desc>All.E3:All.E3</svg:desc>
                </draw:g>
              </table:table-cell>
              <table:table-cell office:value-type="string">
                <text:p>WFACT</text:p>
                <draw:g>
                  <svg:desc>All.F3:All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All.A4:All.A14</svg:desc>
                </draw:g>
              </table:table-cell>
              <table:table-cell office:value-type="float" office:value="NaN">
                <text:p>NaN</text:p>
                <draw:g>
                  <svg:desc>All.B4:All.B14</svg:desc>
                </draw:g>
              </table:table-cell>
              <table:table-cell office:value-type="float" office:value="NaN">
                <text:p>NaN</text:p>
                <draw:g>
                  <svg:desc>All.C4:All.C14</svg:desc>
                </draw:g>
              </table:table-cell>
              <table:table-cell office:value-type="float" office:value="NaN">
                <text:p>NaN</text:p>
                <draw:g>
                  <svg:desc>All.D4:All.D14</svg:desc>
                </draw:g>
              </table:table-cell>
              <table:table-cell office:value-type="float" office:value="NaN">
                <text:p>NaN</text:p>
                <draw:g>
                  <svg:desc>All.E4:All.E14</svg:desc>
                </draw:g>
              </table:table-cell>
              <table:table-cell office:value-type="float" office:value="NaN">
                <text:p>NaN</text:p>
                <draw:g>
                  <svg:desc>All.F4:All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9.75">
                <text:p>909.75</text:p>
              </table:table-cell>
              <table:table-cell office:value-type="float" office:value="884.25">
                <text:p>884.25</text:p>
              </table:table-cell>
              <table:table-cell office:value-type="float" office:value="846.6666666667">
                <text:p>846.6666666667</text:p>
              </table:table-cell>
              <table:table-cell office:value-type="float" office:value="1244">
                <text:p>1244</text:p>
              </table:table-cell>
              <table:table-cell office:value-type="float" office:value="971.166666666675">
                <text:p>971.166666666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.75">
                <text:p>594.75</text:p>
              </table:table-cell>
              <table:table-cell office:value-type="float" office:value="549">
                <text:p>549</text:p>
              </table:table-cell>
              <table:table-cell office:value-type="float" office:value="956.6666666667">
                <text:p>956.6666666667</text:p>
              </table:table-cell>
              <table:table-cell office:value-type="float" office:value="1129">
                <text:p>1129</text:p>
              </table:table-cell>
              <table:table-cell office:value-type="float" office:value="807.354166666675">
                <text:p>807.354166666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3.75">
                <text:p>463.75</text:p>
              </table:table-cell>
              <table:table-cell office:value-type="float" office:value="518.25">
                <text:p>518.25</text:p>
              </table:table-cell>
              <table:table-cell office:value-type="float" office:value="564.3333333333">
                <text:p>564.3333333333</text:p>
              </table:table-cell>
              <table:table-cell office:value-type="float" office:value="740">
                <text:p>740</text:p>
              </table:table-cell>
              <table:table-cell office:value-type="float" office:value="571.583333333325">
                <text:p>571.583333333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6.5">
                <text:p>376.5</text:p>
              </table:table-cell>
              <table:table-cell office:value-type="float" office:value="468.75">
                <text:p>468.75</text:p>
              </table:table-cell>
              <table:table-cell office:value-type="float" office:value="534.3333333333">
                <text:p>534.3333333333</text:p>
              </table:table-cell>
              <table:table-cell office:value-type="float" office:value="976.25">
                <text:p>976.25</text:p>
              </table:table-cell>
              <table:table-cell office:value-type="float" office:value="588.958333333325">
                <text:p>588.958333333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.75">
                <text:p>342.75</text:p>
              </table:table-cell>
              <table:table-cell office:value-type="float" office:value="469.75">
                <text:p>469.75</text:p>
              </table:table-cell>
              <table:table-cell office:value-type="float" office:value="339.3333333333">
                <text:p>339.3333333333</text:p>
              </table:table-cell>
              <table:table-cell office:value-type="float" office:value="737.25">
                <text:p>737.25</text:p>
              </table:table-cell>
              <table:table-cell office:value-type="float" office:value="472.270833333325">
                <text:p>472.270833333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.25">
                <text:p>289.25</text:p>
              </table:table-cell>
              <table:table-cell office:value-type="float" office:value="361">
                <text:p>361</text:p>
              </table:table-cell>
              <table:table-cell office:value-type="float" office:value="557">
                <text:p>557</text:p>
              </table:table-cell>
              <table:table-cell office:value-type="float" office:value="466.75">
                <text:p>466.75</text:p>
              </table:table-cell>
              <table:table-cell office:value-type="float" office:value="418.5">
                <text:p>41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">
                <text:p>263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561.5">
                <text:p>561.5</text:p>
              </table:table-cell>
              <table:table-cell office:value-type="float" office:value="441.375">
                <text:p>441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.5">
                <text:p>310.5</text:p>
              </table:table-cell>
              <table:table-cell office:value-type="float" office:value="321.75">
                <text:p>321.75</text:p>
              </table:table-cell>
              <table:table-cell office:value-type="float" office:value="355.6666666667">
                <text:p>355.6666666667</text:p>
              </table:table-cell>
              <table:table-cell office:value-type="float" office:value="680">
                <text:p>680</text:p>
              </table:table-cell>
              <table:table-cell office:value-type="float" office:value="416.979166666675">
                <text:p>416.979166666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">
                <text:p>264</text:p>
              </table:table-cell>
              <table:table-cell office:value-type="float" office:value="305.75">
                <text:p>305.75</text:p>
              </table:table-cell>
              <table:table-cell office:value-type="float" office:value="342.6666666667">
                <text:p>342.6666666667</text:p>
              </table:table-cell>
              <table:table-cell office:value-type="float" office:value="495">
                <text:p>495</text:p>
              </table:table-cell>
              <table:table-cell office:value-type="float" office:value="351.854166666675">
                <text:p>351.854166666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.5">
                <text:p>235.5</text:p>
              </table:table-cell>
              <table:table-cell office:value-type="float" office:value="250">
                <text:p>250</text:p>
              </table:table-cell>
              <table:table-cell office:value-type="float" office:value="329">
                <text:p>329</text:p>
              </table:table-cell>
              <table:table-cell office:value-type="float" office:value="564">
                <text:p>564</text:p>
              </table:table-cell>
              <table:table-cell office:value-type="float" office:value="344.625">
                <text:p>344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118cm" svg:y="0.316cm" chart:style-name="ch2">
          <text:p>WFACT (Random)</text:p>
        </chart:title>
        <chart:legend chart:legend-position="end" svg:x="13.868cm" svg:y="3.716cm" chart:style-name="ch3"/>
        <chart:plot-area chart:style-name="ch4" table:cell-range-address="WFACT.A5:WFACT.A14 WFACT.F3:WFACT.F14 WFACT.H3:WFACT.I14" chart:data-source-has-labels="both" svg:x="1.358cm" svg:y="1.635cm" svg:width="11.87cm" svg:height="6.177cm">
          <chartooo:coordinate-region svg:x="2.35cm" svg:y="1.847cm" svg:width="10.692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WFACT.A5:WFACT.A14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WFACT.F5:WFACT.F14" chart:label-cell-address="WFACT.F3:WFACT.F4" chart:class="chart:line">
            <chart:data-point chart:repeated="10"/>
          </chart:series>
          <chart:series chart:style-name="ch11" chart:values-cell-range-address="WFACT.H5:WFACT.H14" chart:label-cell-address="WFACT.H3:WFACT.H4" chart:class="chart:line">
            <chart:data-point chart:repeated="10"/>
          </chart:series>
          <chart:series chart:style-name="ch12" chart:values-cell-range-address="WFACT.I5:WFACT.I14" chart:label-cell-address="WFACT.I3:WFACT.I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WFACT.F3:WFACT.F4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WFACT.H3:WFACT.H4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WFACT.I3:WFACT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WFACT.A5:WFACT.A14</svg:desc>
                </draw:g>
              </table:table-cell>
              <table:table-cell office:value-type="float" office:value="858.25">
                <text:p>858.25</text:p>
                <draw:g>
                  <svg:desc>WFACT.F5:WFACT.F14</svg:desc>
                </draw:g>
              </table:table-cell>
              <table:table-cell office:value-type="float" office:value="450.307704244011">
                <text:p>450.307704244011</text:p>
                <draw:g>
                  <svg:desc>WFACT.H5:WFACT.H14</svg:desc>
                </draw:g>
              </table:table-cell>
              <table:table-cell office:value-type="float" office:value="1266.19229575599">
                <text:p>1266.19229575599</text:p>
                <draw:g>
                  <svg:desc>WFACT.I5:WFACT.I14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4.5">
                <text:p>724.5</text:p>
              </table:table-cell>
              <table:table-cell office:value-type="float" office:value="540.95436534747">
                <text:p>540.95436534747</text:p>
              </table:table-cell>
              <table:table-cell office:value-type="float" office:value="908.04563465253">
                <text:p>908.04563465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8.25">
                <text:p>618.25</text:p>
              </table:table-cell>
              <table:table-cell office:value-type="float" office:value="449.228551656898">
                <text:p>449.228551656898</text:p>
              </table:table-cell>
              <table:table-cell office:value-type="float" office:value="787.271448343102">
                <text:p>787.271448343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4">
                <text:p>414</text:p>
              </table:table-cell>
              <table:table-cell office:value-type="float" office:value="299.082638387405">
                <text:p>299.082638387405</text:p>
              </table:table-cell>
              <table:table-cell office:value-type="float" office:value="528.917361612595">
                <text:p>528.917361612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7.75">
                <text:p>567.75</text:p>
              </table:table-cell>
              <table:table-cell office:value-type="float" office:value="509.742098239407">
                <text:p>509.742098239407</text:p>
              </table:table-cell>
              <table:table-cell office:value-type="float" office:value="625.757901760594">
                <text:p>625.757901760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4.75">
                <text:p>434.75</text:p>
              </table:table-cell>
              <table:table-cell office:value-type="float" office:value="253.369414857415">
                <text:p>253.369414857415</text:p>
              </table:table-cell>
              <table:table-cell office:value-type="float" office:value="616.130585142585">
                <text:p>616.130585142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.5">
                <text:p>374.5</text:p>
              </table:table-cell>
              <table:table-cell office:value-type="float" office:value="297.538970900851">
                <text:p>297.538970900851</text:p>
              </table:table-cell>
              <table:table-cell office:value-type="float" office:value="451.461029099149">
                <text:p>451.461029099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">
                <text:p>421</text:p>
              </table:table-cell>
              <table:table-cell office:value-type="float" office:value="360.861271491104">
                <text:p>360.861271491104</text:p>
              </table:table-cell>
              <table:table-cell office:value-type="float" office:value="481.138728508896">
                <text:p>481.1387285088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.5">
                <text:p>300.5</text:p>
              </table:table-cell>
              <table:table-cell office:value-type="float" office:value="230.02778325231">
                <text:p>230.02778325231</text:p>
              </table:table-cell>
              <table:table-cell office:value-type="float" office:value="370.97221674769">
                <text:p>370.97221674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.5">
                <text:p>401.5</text:p>
              </table:table-cell>
              <table:table-cell office:value-type="float" office:value="346.336606340799">
                <text:p>346.336606340799</text:p>
              </table:table-cell>
              <table:table-cell office:value-type="float" office:value="456.663393659201">
                <text:p>456.663393659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342cm" svg:y="0.316cm" chart:style-name="ch2">
          <text:p>FACT (Random)</text:p>
        </chart:title>
        <chart:legend chart:legend-position="end" svg:x="13.868cm" svg:y="3.716cm" chart:style-name="ch3"/>
        <chart:plot-area chart:style-name="ch4" table:cell-range-address="FACT.A6:FACT.A15 FACT.F4:FACT.F15 FACT.H4:FACT.I15" chart:data-source-has-labels="both" svg:x="1.358cm" svg:y="1.635cm" svg:width="11.87cm" svg:height="6.177cm">
          <chartooo:coordinate-region svg:x="2.35cm" svg:y="1.847cm" svg:width="10.692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FACT.A6:FACT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FACT.F6:FACT.F15" chart:label-cell-address="FACT.F4:FACT.F5" chart:class="chart:line">
            <chart:data-point chart:repeated="10"/>
          </chart:series>
          <chart:series chart:style-name="ch11" chart:values-cell-range-address="FACT.H6:FACT.H15" chart:label-cell-address="FACT.H4:FACT.H5" chart:class="chart:line">
            <chart:data-point chart:repeated="10"/>
          </chart:series>
          <chart:series chart:style-name="ch12" chart:values-cell-range-address="FACT.I6:FACT.I15" chart:label-cell-address="FACT.I4:FACT.I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FACT.F4:FACT.F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FACT.H4:FACT.H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FACT.I4:FACT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FACT.A6:FACT.A15</svg:desc>
                </draw:g>
              </table:table-cell>
              <table:table-cell office:value-type="float" office:value="1244">
                <text:p>1244</text:p>
                <draw:g>
                  <svg:desc>FACT.F6:FACT.F15</svg:desc>
                </draw:g>
              </table:table-cell>
              <table:table-cell office:value-type="float" office:value="1038.76355099544">
                <text:p>1038.76355099544</text:p>
                <draw:g>
                  <svg:desc>FACT.H6:FACT.H15</svg:desc>
                </draw:g>
              </table:table-cell>
              <table:table-cell office:value-type="float" office:value="1449.23644900456">
                <text:p>1449.23644900456</text:p>
                <draw:g>
                  <svg:desc>FACT.I6:FACT.I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9">
                <text:p>1129</text:p>
              </table:table-cell>
              <table:table-cell office:value-type="float" office:value="718.015004329031">
                <text:p>718.015004329031</text:p>
              </table:table-cell>
              <table:table-cell office:value-type="float" office:value="1539.98499567097">
                <text:p>1539.98499567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0">
                <text:p>740</text:p>
              </table:table-cell>
              <table:table-cell office:value-type="float" office:value="522.203458858196">
                <text:p>522.203458858196</text:p>
              </table:table-cell>
              <table:table-cell office:value-type="float" office:value="957.796541141804">
                <text:p>957.796541141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6.25">
                <text:p>976.25</text:p>
              </table:table-cell>
              <table:table-cell office:value-type="float" office:value="686.640636661496">
                <text:p>686.640636661496</text:p>
              </table:table-cell>
              <table:table-cell office:value-type="float" office:value="1265.8593633385">
                <text:p>1265.8593633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7.25">
                <text:p>737.25</text:p>
              </table:table-cell>
              <table:table-cell office:value-type="float" office:value="513.838011363162">
                <text:p>513.838011363162</text:p>
              </table:table-cell>
              <table:table-cell office:value-type="float" office:value="960.661988636838">
                <text:p>960.66198863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6.75">
                <text:p>466.75</text:p>
              </table:table-cell>
              <table:table-cell office:value-type="float" office:value="397.317178750488">
                <text:p>397.317178750488</text:p>
              </table:table-cell>
              <table:table-cell office:value-type="float" office:value="536.182821249512">
                <text:p>536.182821249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1.5">
                <text:p>561.5</text:p>
              </table:table-cell>
              <table:table-cell office:value-type="float" office:value="245.621858939242">
                <text:p>245.621858939242</text:p>
              </table:table-cell>
              <table:table-cell office:value-type="float" office:value="877.378141060758">
                <text:p>877.378141060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0">
                <text:p>680</text:p>
              </table:table-cell>
              <table:table-cell office:value-type="float" office:value="312.562023374466">
                <text:p>312.562023374466</text:p>
              </table:table-cell>
              <table:table-cell office:value-type="float" office:value="1047.43797662553">
                <text:p>1047.43797662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5">
                <text:p>495</text:p>
              </table:table-cell>
              <table:table-cell office:value-type="float" office:value="266.615820746416">
                <text:p>266.615820746416</text:p>
              </table:table-cell>
              <table:table-cell office:value-type="float" office:value="723.384179253584">
                <text:p>723.384179253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4">
                <text:p>564</text:p>
              </table:table-cell>
              <table:table-cell office:value-type="float" office:value="299.38329606769">
                <text:p>299.38329606769</text:p>
              </table:table-cell>
              <table:table-cell office:value-type="float" office:value="828.61670393231">
                <text:p>828.61670393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448cm" svg:y="0.316cm" chart:style-name="ch2">
          <text:p>GSS (Random)</text:p>
        </chart:title>
        <chart:legend chart:legend-position="end" svg:x="13.868cm" svg:y="3.716cm" chart:style-name="ch3"/>
        <chart:plot-area chart:style-name="ch4" table:cell-range-address="GSS.A6:GSS.A15 GSS.E4:GSS.E15 GSS.G4:GSS.H15" chart:data-source-has-labels="both" svg:x="1.358cm" svg:y="1.635cm" svg:width="11.87cm" svg:height="6.177cm">
          <chartooo:coordinate-region svg:x="2.35cm" svg:y="1.847cm" svg:width="10.692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GSS.A6:GSS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GSS.E6:GSS.E15" chart:label-cell-address="GSS.E4:GSS.E5" chart:class="chart:line">
            <chart:data-point chart:repeated="10"/>
          </chart:series>
          <chart:series chart:style-name="ch11" chart:values-cell-range-address="GSS.G6:GSS.G15" chart:label-cell-address="GSS.G4:GSS.G5" chart:class="chart:line">
            <chart:data-point chart:repeated="10"/>
          </chart:series>
          <chart:series chart:style-name="ch12" chart:values-cell-range-address="GSS.H6:GSS.H15" chart:label-cell-address="GSS.H4:GSS.H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GSS.E4:GSS.E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GSS.G4:GSS.G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GSS.H4:GSS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GSS.A6:GSS.A15</svg:desc>
                </draw:g>
              </table:table-cell>
              <table:table-cell office:value-type="float" office:value="846.666666666667">
                <text:p>846.666666666667</text:p>
                <draw:g>
                  <svg:desc>GSS.E6:GSS.E15</svg:desc>
                </draw:g>
              </table:table-cell>
              <table:table-cell office:value-type="float" office:value="341.321570057759">
                <text:p>341.321570057759</text:p>
                <draw:g>
                  <svg:desc>GSS.G6:GSS.G15</svg:desc>
                </draw:g>
              </table:table-cell>
              <table:table-cell office:value-type="float" office:value="1352.01176327557">
                <text:p>1352.01176327557</text:p>
                <draw:g>
                  <svg:desc>GSS.H6:GSS.H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6.666666666667">
                <text:p>956.666666666667</text:p>
              </table:table-cell>
              <table:table-cell office:value-type="float" office:value="447.365511487664">
                <text:p>447.365511487664</text:p>
              </table:table-cell>
              <table:table-cell office:value-type="float" office:value="1465.96782184567">
                <text:p>1465.96782184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4.333333333333">
                <text:p>564.333333333333</text:p>
              </table:table-cell>
              <table:table-cell office:value-type="float" office:value="275.896887416155">
                <text:p>275.896887416155</text:p>
              </table:table-cell>
              <table:table-cell office:value-type="float" office:value="852.769779250512">
                <text:p>852.769779250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4.333333333333">
                <text:p>534.333333333333</text:p>
              </table:table-cell>
              <table:table-cell office:value-type="float" office:value="263.209284234033">
                <text:p>263.209284234033</text:p>
              </table:table-cell>
              <table:table-cell office:value-type="float" office:value="805.457382432634">
                <text:p>805.45738243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9.333333333333">
                <text:p>339.333333333333</text:p>
              </table:table-cell>
              <table:table-cell office:value-type="float" office:value="158.010416965876">
                <text:p>158.010416965876</text:p>
              </table:table-cell>
              <table:table-cell office:value-type="float" office:value="520.656249700791">
                <text:p>520.656249700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7">
                <text:p>557</text:p>
              </table:table-cell>
              <table:table-cell office:value-type="float" office:value="239.8088115978">
                <text:p>239.8088115978</text:p>
              </table:table-cell>
              <table:table-cell office:value-type="float" office:value="874.1911884022">
                <text:p>874.1911884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1">
                <text:p>471</text:p>
              </table:table-cell>
              <table:table-cell office:value-type="float" office:value="235.7705021332">
                <text:p>235.7705021332</text:p>
              </table:table-cell>
              <table:table-cell office:value-type="float" office:value="706.2294978668">
                <text:p>706.2294978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5.666666666667">
                <text:p>355.666666666667</text:p>
              </table:table-cell>
              <table:table-cell office:value-type="float" office:value="170.915708166672">
                <text:p>170.915708166672</text:p>
              </table:table-cell>
              <table:table-cell office:value-type="float" office:value="540.417625166661">
                <text:p>540.417625166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2.666666666667">
                <text:p>342.666666666667</text:p>
              </table:table-cell>
              <table:table-cell office:value-type="float" office:value="178.954520914842">
                <text:p>178.954520914842</text:p>
              </table:table-cell>
              <table:table-cell office:value-type="float" office:value="506.378812418491">
                <text:p>506.378812418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">
                <text:p>329</text:p>
              </table:table-cell>
              <table:table-cell office:value-type="float" office:value="159.954887677875">
                <text:p>159.954887677875</text:p>
              </table:table-cell>
              <table:table-cell office:value-type="float" office:value="498.045112322125">
                <text:p>498.045112322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462cm" svg:y="0.316cm" chart:style-name="ch2">
          <text:p>FSC (Random)</text:p>
        </chart:title>
        <chart:legend chart:legend-position="end" svg:x="13.868cm" svg:y="3.716cm" chart:style-name="ch3"/>
        <chart:plot-area chart:style-name="ch4" table:cell-range-address="FSC.A6:FSC.A15 FSC.F4:FSC.F15 FSC.H4:FSC.I15" chart:data-source-has-labels="both" svg:x="1.358cm" svg:y="1.635cm" svg:width="11.87cm" svg:height="6.177cm">
          <chartooo:coordinate-region svg:x="2.35cm" svg:y="1.848cm" svg:width="10.692cm" svg:height="5.291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FSC.A6:FSC.A15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FSC.F6:FSC.F15" chart:label-cell-address="FSC.F4:FSC.F5" chart:class="chart:line">
            <chart:data-point chart:repeated="10"/>
          </chart:series>
          <chart:series chart:style-name="ch11" chart:values-cell-range-address="FSC.H6:FSC.H15" chart:label-cell-address="FSC.H4:FSC.H5" chart:class="chart:line">
            <chart:data-point chart:repeated="10"/>
          </chart:series>
          <chart:series chart:style-name="ch12" chart:values-cell-range-address="FSC.I6:FSC.I15" chart:label-cell-address="FSC.I4:FSC.I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FSC.F4:FSC.F5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FSC.H4:FSC.H5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FSC.I4:FSC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FSC.A6:FSC.A15</svg:desc>
                </draw:g>
              </table:table-cell>
              <table:table-cell office:value-type="float" office:value="884.25">
                <text:p>884.25</text:p>
                <draw:g>
                  <svg:desc>FSC.F6:FSC.F15</svg:desc>
                </draw:g>
              </table:table-cell>
              <table:table-cell office:value-type="float" office:value="683.555580545945">
                <text:p>683.555580545945</text:p>
                <draw:g>
                  <svg:desc>FSC.H6:FSC.H15</svg:desc>
                </draw:g>
              </table:table-cell>
              <table:table-cell office:value-type="float" office:value="1084.94441945405">
                <text:p>1084.94441945405</text:p>
                <draw:g>
                  <svg:desc>FSC.I6:FSC.I15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9">
                <text:p>549</text:p>
              </table:table-cell>
              <table:table-cell office:value-type="float" office:value="365.248356016424">
                <text:p>365.248356016424</text:p>
              </table:table-cell>
              <table:table-cell office:value-type="float" office:value="732.751643983575">
                <text:p>732.751643983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8.25">
                <text:p>518.25</text:p>
              </table:table-cell>
              <table:table-cell office:value-type="float" office:value="386.185937262756">
                <text:p>386.185937262756</text:p>
              </table:table-cell>
              <table:table-cell office:value-type="float" office:value="650.314062737244">
                <text:p>650.314062737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8.75">
                <text:p>468.75</text:p>
              </table:table-cell>
              <table:table-cell office:value-type="float" office:value="428.705233383957">
                <text:p>428.705233383957</text:p>
              </table:table-cell>
              <table:table-cell office:value-type="float" office:value="508.794766616043">
                <text:p>508.7947666160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9.75">
                <text:p>469.75</text:p>
              </table:table-cell>
              <table:table-cell office:value-type="float" office:value="395.031082270508">
                <text:p>395.031082270508</text:p>
              </table:table-cell>
              <table:table-cell office:value-type="float" office:value="544.468917729492">
                <text:p>544.468917729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">
                <text:p>361</text:p>
              </table:table-cell>
              <table:table-cell office:value-type="float" office:value="306.882843139475">
                <text:p>306.882843139475</text:p>
              </table:table-cell>
              <table:table-cell office:value-type="float" office:value="415.117156860525">
                <text:p>415.117156860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331.614066225405">
                <text:p>331.614066225405</text:p>
              </table:table-cell>
              <table:table-cell office:value-type="float" office:value="608.385933774595">
                <text:p>608.385933774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.75">
                <text:p>321.75</text:p>
              </table:table-cell>
              <table:table-cell office:value-type="float" office:value="242.157810265914">
                <text:p>242.157810265914</text:p>
              </table:table-cell>
              <table:table-cell office:value-type="float" office:value="401.342189734086">
                <text:p>401.342189734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75">
                <text:p>305.75</text:p>
              </table:table-cell>
              <table:table-cell office:value-type="float" office:value="220.460786145023">
                <text:p>220.460786145023</text:p>
              </table:table-cell>
              <table:table-cell office:value-type="float" office:value="391.039213854977">
                <text:p>391.039213854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192.120815486049">
                <text:p>192.120815486049</text:p>
              </table:table-cell>
              <table:table-cell office:value-type="float" office:value="307.879184513951">
                <text:p>307.8791845139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6.356cm" svg:y="0.316cm" chart:style-name="ch2">
          <text:p>Static (Random)</text:p>
        </chart:title>
        <chart:legend chart:legend-position="end" svg:x="13.868cm" svg:y="3.716cm" chart:style-name="ch3"/>
        <chart:plot-area chart:style-name="ch4" table:cell-range-address="Static.A5:Static.A14 Static.F3:Static.F14 Static.H3:Static.I14" chart:data-source-has-labels="both" svg:x="1.358cm" svg:y="1.635cm" svg:width="11.87cm" svg:height="6.177cm">
          <chartooo:coordinate-region svg:x="2.35cm" svg:y="1.847cm" svg:width="10.692cm" svg:height="5.292cm"/>
          <chart:axis chart:dimension="x" chart:name="primary-x" chart:style-name="ch5">
            <chart:title svg:x="6.654cm" svg:y="7.993cm" chart:style-name="ch6">
              <text:p>DG Size</text:p>
            </chart:title>
            <chart:categories table:cell-range-address="Static.A5:Static.A14"/>
          </chart:axis>
          <chart:axis chart:dimension="y" chart:name="primary-y" chart:style-name="ch7">
            <chart:title svg:x="0.451cm" svg:y="5.574cm" chart:style-name="ch8">
              <text:p>Exec. Time</text:p>
            </chart:title>
            <chart:grid chart:style-name="ch9" chart:class="major"/>
          </chart:axis>
          <chart:series chart:style-name="ch10" chart:values-cell-range-address="Static.F5:Static.F14" chart:label-cell-address="Static.F3:Static.F4" chart:class="chart:line">
            <chart:data-point chart:repeated="10"/>
          </chart:series>
          <chart:series chart:style-name="ch11" chart:values-cell-range-address="Static.H5:Static.H14" chart:label-cell-address="Static.H3:Static.H4" chart:class="chart:line">
            <chart:data-point chart:repeated="10"/>
          </chart:series>
          <chart:series chart:style-name="ch12" chart:values-cell-range-address="Static.I5:Static.I14" chart:label-cell-address="Static.I3:Static.I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text:list>
                  <text:list-item>
                    <text:p>Average</text:p>
                  </text:list-item>
                  <text:list-item>
                    <text:p/>
                  </text:list-item>
                </text:list>
                <draw:g>
                  <svg:desc>Static.F3:Static.F4</svg:desc>
                </draw:g>
              </table:table-cell>
              <table:table-cell office:value-type="string">
                <text:p>- Ave</text:p>
                <text:list>
                  <text:list-item>
                    <text:p>- Ave</text:p>
                  </text:list-item>
                  <text:list-item>
                    <text:p/>
                  </text:list-item>
                </text:list>
                <draw:g>
                  <svg:desc>Static.H3:Static.H4</svg:desc>
                </draw:g>
              </table:table-cell>
              <table:table-cell office:value-type="string">
                <text:p>+ Ave</text:p>
                <text:list>
                  <text:list-item>
                    <text:p>+ Ave</text:p>
                  </text:list-item>
                  <text:list-item>
                    <text:p/>
                  </text:list-item>
                </text:list>
                <draw:g>
                  <svg:desc>Static.I3:Static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tatic.A5:Static.A14</svg:desc>
                </draw:g>
              </table:table-cell>
              <table:table-cell office:value-type="float" office:value="909.75">
                <text:p>909.75</text:p>
                <draw:g>
                  <svg:desc>Static.F5:Static.F14</svg:desc>
                </draw:g>
              </table:table-cell>
              <table:table-cell office:value-type="float" office:value="650.754021910249">
                <text:p>650.754021910249</text:p>
                <draw:g>
                  <svg:desc>Static.H5:Static.H14</svg:desc>
                </draw:g>
              </table:table-cell>
              <table:table-cell office:value-type="float" office:value="1168.74597808975">
                <text:p>1168.74597808975</text:p>
                <draw:g>
                  <svg:desc>Static.I5:Static.I14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.75">
                <text:p>594.75</text:p>
              </table:table-cell>
              <table:table-cell office:value-type="float" office:value="446.699614432563">
                <text:p>446.699614432563</text:p>
              </table:table-cell>
              <table:table-cell office:value-type="float" office:value="742.800385567437">
                <text:p>742.800385567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3.75">
                <text:p>463.75</text:p>
              </table:table-cell>
              <table:table-cell office:value-type="float" office:value="284.432079348809">
                <text:p>284.432079348809</text:p>
              </table:table-cell>
              <table:table-cell office:value-type="float" office:value="643.067920651191">
                <text:p>643.067920651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6.5">
                <text:p>376.5</text:p>
              </table:table-cell>
              <table:table-cell office:value-type="float" office:value="290.234904702616">
                <text:p>290.234904702616</text:p>
              </table:table-cell>
              <table:table-cell office:value-type="float" office:value="462.765095297384">
                <text:p>462.765095297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.75">
                <text:p>342.75</text:p>
              </table:table-cell>
              <table:table-cell office:value-type="float" office:value="205.293643289952">
                <text:p>205.293643289952</text:p>
              </table:table-cell>
              <table:table-cell office:value-type="float" office:value="480.206356710048">
                <text:p>480.206356710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.25">
                <text:p>289.25</text:p>
              </table:table-cell>
              <table:table-cell office:value-type="float" office:value="181.372368707255">
                <text:p>181.372368707255</text:p>
              </table:table-cell>
              <table:table-cell office:value-type="float" office:value="397.127631292745">
                <text:p>397.127631292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">
                <text:p>263</text:p>
              </table:table-cell>
              <table:table-cell office:value-type="float" office:value="134.037473143035">
                <text:p>134.037473143035</text:p>
              </table:table-cell>
              <table:table-cell office:value-type="float" office:value="391.962526856965">
                <text:p>391.962526856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.5">
                <text:p>310.5</text:p>
              </table:table-cell>
              <table:table-cell office:value-type="float" office:value="219.386517646033">
                <text:p>219.386517646033</text:p>
              </table:table-cell>
              <table:table-cell office:value-type="float" office:value="401.613482353967">
                <text:p>401.613482353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">
                <text:p>264</text:p>
              </table:table-cell>
              <table:table-cell office:value-type="float" office:value="133.720812611274">
                <text:p>133.720812611274</text:p>
              </table:table-cell>
              <table:table-cell office:value-type="float" office:value="394.279187388726">
                <text:p>394.279187388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.5">
                <text:p>235.5</text:p>
              </table:table-cell>
              <table:table-cell office:value-type="float" office:value="190.374249775396">
                <text:p>190.374249775396</text:p>
              </table:table-cell>
              <table:table-cell office:value-type="float" office:value="280.625750224604">
                <text:p>280.6257502246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" chart:style-name="ch1">
        <chart:title svg:x="6.713cm" svg:y="0.316cm" chart:style-name="ch2">
          <text:p>Parallel Cost</text:p>
        </chart:title>
        <chart:legend chart:legend-position="end" svg:x="13.974cm" svg:y="3.24cm" chart:style-name="ch3"/>
        <chart:plot-area chart:style-name="ch4" table:cell-range-address="All.A5:All.A14 All.B17:All.F27" chart:data-source-has-labels="both" svg:x="1.358cm" svg:y="1.635cm" svg:width="11.976cm" svg:height="6.177cm">
          <chartooo:coordinate-region svg:x="2.535cm" svg:y="1.847cm" svg:width="10.612cm" svg:height="5.292cm"/>
          <chart:axis chart:dimension="x" chart:name="primary-x" chart:style-name="ch5">
            <chart:title svg:x="6.707cm" svg:y="7.993cm" chart:style-name="ch6">
              <text:p>DG Size</text:p>
            </chart:title>
            <chart:categories table:cell-range-address="All.A5:All.A14"/>
          </chart:axis>
          <chart:axis chart:dimension="y" chart:name="primary-y" chart:style-name="ch7">
            <chart:title svg:x="0.451cm" svg:y="5.72cm" chart:style-name="ch8">
              <text:p>Parallel Cost</text:p>
            </chart:title>
            <chart:grid chart:style-name="ch9" chart:class="major"/>
          </chart:axis>
          <chart:series chart:style-name="ch10" chart:values-cell-range-address="All.B18:All.B27" chart:label-cell-address="All.B17:All.B17" chart:class="chart:line">
            <chart:data-point chart:repeated="10"/>
          </chart:series>
          <chart:series chart:style-name="ch11" chart:values-cell-range-address="All.C18:All.C27" chart:label-cell-address="All.C17:All.C17" chart:class="chart:line">
            <chart:data-point chart:repeated="10"/>
          </chart:series>
          <chart:series chart:style-name="ch12" chart:values-cell-range-address="All.D18:All.D27" chart:label-cell-address="All.D17:All.D17" chart:class="chart:line">
            <chart:data-point chart:repeated="10"/>
          </chart:series>
          <chart:series chart:style-name="ch13" chart:values-cell-range-address="All.E18:All.E27" chart:label-cell-address="All.E17:All.E17" chart:class="chart:line">
            <chart:data-point chart:repeated="10"/>
          </chart:series>
          <chart:series chart:style-name="ch14" chart:values-cell-range-address="All.F18:All.F27" chart:label-cell-address="All.F17:All.F17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All.B17:All.B17</svg:desc>
                </draw:g>
              </table:table-cell>
              <table:table-cell office:value-type="string">
                <text:p>FSC</text:p>
                <draw:g>
                  <svg:desc>All.C17:All.C17</svg:desc>
                </draw:g>
              </table:table-cell>
              <table:table-cell office:value-type="string">
                <text:p>GSS</text:p>
                <draw:g>
                  <svg:desc>All.D17:All.D17</svg:desc>
                </draw:g>
              </table:table-cell>
              <table:table-cell office:value-type="string">
                <text:p>FACT</text:p>
                <draw:g>
                  <svg:desc>All.E17:All.E17</svg:desc>
                </draw:g>
              </table:table-cell>
              <table:table-cell office:value-type="string">
                <text:p>WFACT</text:p>
                <draw:g>
                  <svg:desc>All.F17:All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All.A5:All.A14</svg:desc>
                </draw:g>
              </table:table-cell>
              <table:table-cell office:value-type="float" office:value="1819.5">
                <text:p>1819.5</text:p>
                <draw:g>
                  <svg:desc>All.B18:All.B27</svg:desc>
                </draw:g>
              </table:table-cell>
              <table:table-cell office:value-type="float" office:value="1768.5">
                <text:p>1768.5</text:p>
                <draw:g>
                  <svg:desc>All.C18:All.C27</svg:desc>
                </draw:g>
              </table:table-cell>
              <table:table-cell office:value-type="float" office:value="1693.3333333334">
                <text:p>1693.3333333334</text:p>
                <draw:g>
                  <svg:desc>All.D18:All.D27</svg:desc>
                </draw:g>
              </table:table-cell>
              <table:table-cell office:value-type="float" office:value="2488">
                <text:p>2488</text:p>
                <draw:g>
                  <svg:desc>All.E18:All.E27</svg:desc>
                </draw:g>
              </table:table-cell>
              <table:table-cell office:value-type="float" office:value="1942.33333333335">
                <text:p>1942.33333333335</text:p>
                <draw:g>
                  <svg:desc>All.F18:All.F27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9">
                <text:p>2379</text:p>
              </table:table-cell>
              <table:table-cell office:value-type="float" office:value="2196">
                <text:p>2196</text:p>
              </table:table-cell>
              <table:table-cell office:value-type="float" office:value="3826.6666666668">
                <text:p>3826.6666666668</text:p>
              </table:table-cell>
              <table:table-cell office:value-type="float" office:value="4516">
                <text:p>4516</text:p>
              </table:table-cell>
              <table:table-cell office:value-type="float" office:value="3229.4166666667">
                <text:p>3229.41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82.5">
                <text:p>2782.5</text:p>
              </table:table-cell>
              <table:table-cell office:value-type="float" office:value="3109.5">
                <text:p>3109.5</text:p>
              </table:table-cell>
              <table:table-cell office:value-type="float" office:value="3385.9999999998">
                <text:p>3385.9999999998</text:p>
              </table:table-cell>
              <table:table-cell office:value-type="float" office:value="4440">
                <text:p>4440</text:p>
              </table:table-cell>
              <table:table-cell office:value-type="float" office:value="3429.49999999995">
                <text:p>3429.4999999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2">
                <text:p>3012</text:p>
              </table:table-cell>
              <table:table-cell office:value-type="float" office:value="3750">
                <text:p>3750</text:p>
              </table:table-cell>
              <table:table-cell office:value-type="float" office:value="4274.6666666664">
                <text:p>4274.6666666664</text:p>
              </table:table-cell>
              <table:table-cell office:value-type="float" office:value="7810">
                <text:p>7810</text:p>
              </table:table-cell>
              <table:table-cell office:value-type="float" office:value="4711.6666666666">
                <text:p>4711.666666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7.5">
                <text:p>3427.5</text:p>
              </table:table-cell>
              <table:table-cell office:value-type="float" office:value="4697.5">
                <text:p>4697.5</text:p>
              </table:table-cell>
              <table:table-cell office:value-type="float" office:value="3393.333333333">
                <text:p>3393.333333333</text:p>
              </table:table-cell>
              <table:table-cell office:value-type="float" office:value="7372.5">
                <text:p>7372.5</text:p>
              </table:table-cell>
              <table:table-cell office:value-type="float" office:value="4722.70833333325">
                <text:p>4722.70833333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71">
                <text:p>3471</text:p>
              </table:table-cell>
              <table:table-cell office:value-type="float" office:value="4332">
                <text:p>4332</text:p>
              </table:table-cell>
              <table:table-cell office:value-type="float" office:value="6684">
                <text:p>6684</text:p>
              </table:table-cell>
              <table:table-cell office:value-type="float" office:value="5601">
                <text:p>5601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82">
                <text:p>3682</text:p>
              </table:table-cell>
              <table:table-cell office:value-type="float" office:value="6580">
                <text:p>6580</text:p>
              </table:table-cell>
              <table:table-cell office:value-type="float" office:value="6594">
                <text:p>6594</text:p>
              </table:table-cell>
              <table:table-cell office:value-type="float" office:value="7861">
                <text:p>7861</text:p>
              </table:table-cell>
              <table:table-cell office:value-type="float" office:value="6179.25">
                <text:p>6179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68">
                <text:p>4968</text:p>
              </table:table-cell>
              <table:table-cell office:value-type="float" office:value="5148">
                <text:p>5148</text:p>
              </table:table-cell>
              <table:table-cell office:value-type="float" office:value="5690.6666666672">
                <text:p>5690.6666666672</text:p>
              </table:table-cell>
              <table:table-cell office:value-type="float" office:value="10880">
                <text:p>10880</text:p>
              </table:table-cell>
              <table:table-cell office:value-type="float" office:value="6671.6666666668">
                <text:p>6671.6666666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2">
                <text:p>4752</text:p>
              </table:table-cell>
              <table:table-cell office:value-type="float" office:value="5503.5">
                <text:p>5503.5</text:p>
              </table:table-cell>
              <table:table-cell office:value-type="float" office:value="6168.0000000006">
                <text:p>6168.0000000006</text:p>
              </table:table-cell>
              <table:table-cell office:value-type="float" office:value="8910">
                <text:p>8910</text:p>
              </table:table-cell>
              <table:table-cell office:value-type="float" office:value="6333.37500000015">
                <text:p>6333.37500000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10">
                <text:p>4710</text:p>
              </table:table-cell>
              <table:table-cell office:value-type="float" office:value="5000">
                <text:p>5000</text:p>
              </table:table-cell>
              <table:table-cell office:value-type="float" office:value="6580">
                <text:p>6580</text:p>
              </table:table-cell>
              <table:table-cell office:value-type="float" office:value="11280">
                <text:p>11280</text:p>
              </table:table-cell>
              <table:table-cell office:value-type="float" office:value="6892.5">
                <text:p>6892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